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SC DemiLight1" svg:font-family="'Noto Sans CJK SC Demi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slow" presentation:duration="PT6000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729fcf" draw:textarea-horizontal-align="justify" draw:textarea-vertical-align="middle" draw:auto-grow-height="false" fo:min-height="17.75cm" fo:min-width="11.5cm"/>
    </style:style>
    <style:style style:name="gr2" style:family="graphic" style:parent-style-name="standard">
      <style:graphic-properties svg:stroke-width="0.081cm" svg:stroke-color="#729fcf" draw:marker-start-width="0.321cm" draw:marker-end-width="0.321cm" draw:fill-color="#ffffff" draw:textarea-horizontal-align="justify" draw:textarea-vertical-align="middle" draw:auto-grow-height="false" fo:min-height="1.75cm" fo:min-width="7.5cm" fo:padding-top="0.165cm" fo:padding-bottom="0.165cm" fo:padding-left="0.29cm" fo:padding-right="0.29cm"/>
    </style:style>
    <style:style style:name="gr3" style:family="graphic" style:parent-style-name="standard">
      <style:graphic-properties svg:stroke-color="#729fcf" draw:fill-color="#8eb0d3" draw:textarea-horizontal-align="justify" draw:textarea-vertical-align="middle" draw:auto-grow-height="false" fo:min-height="15.4cm" fo:min-width="11.05cm"/>
    </style:style>
    <style:style style:name="gr4" style:family="graphic" style:parent-style-name="standard">
      <style:graphic-properties svg:stroke-width="0.053cm" svg:stroke-color="#729fcf" draw:marker-start-width="0.227cm" draw:marker-end-width="0.227cm" draw:textarea-horizontal-align="justify" draw:textarea-vertical-align="middle" draw:auto-grow-height="false" fo:min-height="1.598cm" fo:min-width="1.34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ffffff" draw:marker-start-width="0.359cm" draw:marker-end-width="0.359cm" draw:textarea-horizontal-align="justify" draw:textarea-vertical-align="middle" draw:auto-grow-height="false" fo:min-height="0.126cm" fo:min-width="0cm" fo:padding-top="0.152cm" fo:padding-bottom="0.152cm" fo:padding-left="0.277cm" fo:padding-right="0.277cm"/>
    </style:style>
    <style:style style:name="gr6" style:family="graphic" style:parent-style-name="objectwithoutfill">
      <style:graphic-properties svg:stroke-width="0.053cm" svg:stroke-color="#ffffff" draw:marker-start-width="0.359cm" draw:marker-end-width="0.359cm" draw:fill="none" draw:textarea-vertical-align="middle" fo:padding-top="0.152cm" fo:padding-bottom="0.152cm" fo:padding-left="0.277cm" fo:padding-right="0.277cm"/>
    </style:style>
    <style:style style:name="gr7" style:family="graphic" style:parent-style-name="standard">
      <style:graphic-properties svg:stroke-width="0.053cm" svg:stroke-color="#729fcf" draw:fill-color="#729fcf" draw:textarea-horizontal-align="justify" draw:textarea-vertical-align="middle" draw:auto-grow-height="false" fo:min-height="0.078cm" fo:min-width="1.119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729fcf" draw:textarea-horizontal-align="justify" draw:textarea-vertical-align="middle" draw:auto-grow-height="false" fo:min-height="1.648cm" fo:min-width="1.384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ffffff" draw:marker-start-width="0.359cm" draw:marker-end-width="0.359cm" draw:fill-color="#729fcf" draw:textarea-vertical-align="middle" draw:auto-grow-height="false" fo:min-height="0.385cm" fo:min-width="0.593cm" fo:padding-top="0.152cm" fo:padding-bottom="0.152cm" fo:padding-left="0.277cm" fo:padding-right="0.277cm"/>
    </style:style>
    <style:style style:name="gr10" style:family="graphic" style:parent-style-name="standard">
      <style:graphic-properties svg:stroke-width="0.053cm" svg:stroke-color="#ffffff" draw:marker-start-width="0.359cm" draw:marker-end-width="0.359cm" draw:fill-color="#729fcf" draw:textarea-horizontal-align="justify" draw:textarea-vertical-align="middle" draw:auto-grow-height="false" fo:min-height="0.021cm" fo:min-width="0cm" fo:padding-top="0.152cm" fo:padding-bottom="0.152cm" fo:padding-left="0.277cm" fo:padding-right="0.277cm"/>
    </style:style>
    <style:style style:name="gr11" style:family="graphic" style:parent-style-name="standard">
      <style:graphic-properties svg:stroke-width="0.053cm" svg:stroke-color="#729fcf" draw:fill-color="#729fcf" draw:textarea-horizontal-align="justify" draw:textarea-vertical-align="middle" draw:auto-grow-height="false" fo:min-height="0.088cm" fo:min-width="1.153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ffffff" draw:marker-start-width="0.359cm" draw:marker-end-width="0.359cm" draw:textarea-horizontal-align="justify" draw:textarea-vertical-align="middle" draw:auto-grow-height="false" fo:min-height="0.958cm" fo:min-width="0.135cm" fo:padding-top="0.152cm" fo:padding-bottom="0.152cm" fo:padding-left="0.277cm" fo:padding-right="0.277cm"/>
    </style:style>
    <style:style style:name="gr13" style:family="graphic" style:parent-style-name="standard">
      <style:graphic-properties draw:stroke="solid" svg:stroke-width="0.053cm" svg:stroke-color="#ffffff" draw:marker-start-width="0.359cm" draw:marker-end-width="0.359cm" draw:textarea-horizontal-align="justify" draw:textarea-vertical-align="middle" draw:auto-grow-height="false" fo:min-height="0cm" fo:min-width="0.249cm" fo:padding-top="0.152cm" fo:padding-bottom="0.152cm" fo:padding-left="0.277cm" fo:padding-right="0.277cm"/>
    </style:style>
    <style:style style:name="gr14" style:family="graphic" style:parent-style-name="standard">
      <style:graphic-properties svg:stroke-width="0.053cm" svg:stroke-color="#ffffff" draw:marker-start-width="0.359cm" draw:marker-end-width="0.359cm" draw:textarea-horizontal-align="justify" draw:textarea-vertical-align="middle" draw:auto-grow-height="false" fo:min-height="0cm" fo:min-width="0cm" fo:padding-top="0.152cm" fo:padding-bottom="0.152cm" fo:padding-left="0.277cm" fo:padding-right="0.277cm"/>
    </style:style>
    <style:style style:name="gr15" style:family="graphic" style:parent-style-name="standard">
      <style:graphic-properties svg:stroke-width="0.035cm" svg:stroke-color="#009933" draw:fill-color="#009933" draw:textarea-horizontal-align="justify" draw:textarea-vertical-align="middle" draw:auto-grow-height="false" fo:min-height="1.716cm" fo:min-width="10.3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009933" draw:fill-color="#009933" draw:textarea-horizontal-align="justify" draw:textarea-vertical-align="middle" draw:auto-grow-height="false" fo:min-height="0.316cm" fo:min-width="9.866cm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009933" draw:fill-color="#009933" draw:textarea-horizontal-align="justify" draw:textarea-vertical-align="middle" draw:auto-grow-height="false" fo:min-height="0.316cm" fo:min-width="0.866cm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svg:stroke-color="#ffffff" draw:marker-start-width="0.253cm" draw:marker-end-width="0.253cm" draw:fill-color="#729fcf" draw:textarea-horizontal-align="justify" draw:textarea-vertical-align="middle" draw:auto-grow-height="false" fo:min-height="0cm" fo:min-width="0cm" fo:padding-top="0.143cm" fo:padding-bottom="0.143cm" fo:padding-left="0.268cm" fo:padding-right="0.268cm"/>
    </style:style>
    <style:style style:name="gr19" style:family="graphic" style:parent-style-name="standard">
      <style:graphic-properties svg:stroke-width="0.035cm" svg:stroke-color="#ffffff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svg:stroke-color="#009933" draw:fill-color="#009933" draw:textarea-horizontal-align="justify" draw:textarea-vertical-align="middle" draw:auto-grow-height="false" fo:min-height="0.316cm" fo:min-width="2.466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ffffff" draw:marker-start-width="0.321cm" draw:marker-end-width="0.321cm" draw:fill-color="#009933" draw:textarea-horizontal-align="justify" draw:textarea-vertical-align="middle" draw:auto-grow-height="false" fo:min-height="0.108cm" fo:min-width="0cm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svg:stroke-color="#ffffff" draw:marker-start-width="0.321cm" draw:marker-end-width="0.321cm" draw:fill-color="#009933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width="0.035cm" svg:stroke-color="#ffffff" draw:marker-start-width="0.227cm" draw:marker-end-width="0.227cm" draw:fill-color="#729fcf" draw:textarea-horizontal-align="justify" draw:textarea-vertical-align="middle" draw:auto-grow-height="false" fo:min-height="0.532cm" fo:min-width="2.482cm" fo:padding-top="0.134cm" fo:padding-bottom="0.134cm" fo:padding-left="0.259cm" fo:padding-right="0.259cm"/>
    </style:style>
    <style:style style:name="gr24" style:family="graphic" style:parent-style-name="standard">
      <style:graphic-properties svg:stroke-width="0.035cm" svg:stroke-color="#ffffff" draw:marker-start-width="0.252cm" draw:marker-end-width="0.252cm" draw:fill-color="#009933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5" style:family="graphic" style:parent-style-name="standard">
      <style:graphic-properties svg:stroke-color="#009933" draw:fill-color="#009933" draw:opacity="50%" draw:textarea-horizontal-align="justify" draw:textarea-vertical-align="middle" draw:auto-grow-height="false" fo:min-height="0.35cm" fo:min-width="0.1cm"/>
    </style:style>
    <style:style style:name="gr26" style:family="graphic" style:parent-style-name="standard">
      <style:graphic-properties svg:stroke-width="0.035cm" svg:stroke-color="#009933" draw:fill-color="#009933" draw:textarea-horizontal-align="justify" draw:textarea-vertical-align="middle" draw:auto-grow-height="false" fo:min-height="1.716cm" fo:min-width="10.266cm" fo:padding-top="0.142cm" fo:padding-bottom="0.142cm" fo:padding-left="0.267cm" fo:padding-right="0.267cm"/>
    </style:style>
    <style:style style:name="gr27" style:family="graphic" style:parent-style-name="standard">
      <style:graphic-properties draw:stroke="none" draw:fill="solid" draw:fill-color="#729fcf" draw:opacity="1%" draw:textarea-horizontal-align="justify" draw:textarea-vertical-align="middle" draw:auto-grow-height="false" fo:min-height="1.75cm" fo:min-width="10.3cm"/>
    </style:style>
    <style:style style:name="gr28" style:family="graphic">
      <style:graphic-properties style:protect="size"/>
    </style:style>
    <style:style style:name="gr29" style:family="graphic" style:parent-style-name="standard">
      <style:graphic-properties svg:stroke-width="0.081cm" svg:stroke-color="#729fcf" draw:marker-start-width="0.321cm" draw:marker-end-width="0.321cm" draw:fill-color="#ffffff" draw:textarea-horizontal-align="justify" draw:textarea-vertical-align="middle" draw:auto-grow-height="false" fo:min-height="1.67cm" fo:min-width="7.42cm" fo:padding-top="0.165cm" fo:padding-bottom="0.165cm" fo:padding-left="0.29cm" fo:padding-right="0.29cm"/>
    </style:style>
    <style:style style:name="gr30" style:family="graphic" style:parent-style-name="standard">
      <style:graphic-properties svg:stroke-color="#729fcf" draw:fill-color="#729fcf" draw:textarea-horizontal-align="justify" draw:textarea-vertical-align="middle" draw:auto-grow-height="false" fo:min-height="1.75cm" fo:min-width="1.47cm"/>
    </style:style>
    <style:style style:name="gr31" style:family="graphic" style:parent-style-name="standard">
      <style:graphic-properties svg:stroke-color="#729fcf" draw:fill-color="#729fcf" draw:textarea-horizontal-align="justify" draw:textarea-vertical-align="middle" draw:auto-grow-height="false" fo:min-height="0.15cm" fo:min-width="1.26cm"/>
    </style:style>
    <style:style style:name="gr32" style:family="graphic" style:parent-style-name="standard">
      <style:graphic-properties svg:stroke-width="0.053cm" svg:stroke-color="#ffffff" draw:marker-start-width="0.28cm" draw:marker-end-width="0.28cm" draw:textarea-horizontal-align="justify" draw:textarea-vertical-align="middle" draw:auto-grow-height="false" fo:min-height="0.167cm" fo:min-width="0.606cm" fo:padding-top="0.152cm" fo:padding-bottom="0.152cm" fo:padding-left="0.277cm" fo:padding-right="0.277cm"/>
    </style:style>
    <style:style style:name="gr33" style:family="graphic" style:parent-style-name="standard">
      <style:graphic-properties svg:stroke-width="0.035cm" svg:stroke-color="#009933" draw:fill-color="#009933" draw:textarea-horizontal-align="justify" draw:textarea-vertical-align="middle" draw:auto-grow-height="false" fo:min-height="8.716cm" fo:min-width="10.266cm" fo:padding-top="0.142cm" fo:padding-bottom="0.142cm" fo:padding-left="0.267cm" fo:padding-right="0.267cm"/>
    </style:style>
    <style:style style:name="gr34" style:family="graphic" style:parent-style-name="standard">
      <style:graphic-properties svg:stroke-color="#ffffff" draw:fill-color="#ffffff" draw:textarea-horizontal-align="justify" draw:textarea-vertical-align="top" draw:auto-grow-height="false" fo:min-height="6.95cm" fo:min-width="9.9cm"/>
    </style:style>
    <style:style style:name="gr35" style:family="graphic" style:parent-style-name="standard">
      <style:graphic-properties svg:stroke-color="#009933" draw:fill="solid" draw:fill-color="#009933" draw:textarea-horizontal-align="justify" draw:textarea-vertical-align="middle" draw:auto-grow-height="false" fo:min-height="2.15cm" fo:min-width="10.3cm"/>
    </style:style>
    <style:style style:name="gr36" style:family="graphic" style:parent-style-name="standard">
      <style:graphic-properties svg:stroke-width="0.106cm" svg:stroke-color="#ffffff" draw:marker-start-width="0.358cm" draw:marker-end-width="0.358cm" draw:fill-color="#009933" draw:textarea-horizontal-align="justify" draw:textarea-vertical-align="middle" draw:auto-grow-height="false" fo:min-height="0.45cm" fo:min-width="1.6cm" fo:padding-top="0.177cm" fo:padding-bottom="0.177cm" fo:padding-left="0.302cm" fo:padding-right="0.302cm"/>
    </style:style>
    <style:style style:name="gr37" style:family="graphic" style:parent-style-name="standard">
      <style:graphic-properties svg:stroke-width="0.035cm" svg:stroke-color="#009933" draw:fill-color="#009933" draw:textarea-horizontal-align="justify" draw:textarea-vertical-align="middle" draw:auto-grow-height="false" fo:min-height="1.716cm" fo:min-width="10.266cm" fo:padding-top="0.142cm" fo:padding-bottom="0.142cm" fo:padding-left="0.267cm" fo:padding-right="0.267cm"/>
    </style:style>
    <style:style style:name="gr38" style:family="graphic" style:parent-style-name="standard">
      <style:graphic-properties svg:stroke-width="0.053cm" svg:stroke-color="#ffffff" draw:marker-start-width="0.28cm" draw:marker-end-width="0.28cm" draw:textarea-horizontal-align="justify" draw:textarea-vertical-align="middle" draw:auto-grow-height="false" fo:min-height="0.219cm" fo:min-width="0.658cm" fo:padding-top="0.152cm" fo:padding-bottom="0.152cm" fo:padding-left="0.277cm" fo:padding-right="0.277cm"/>
    </style:style>
    <style:style style:name="gr39" style:family="graphic" style:parent-style-name="standard">
      <style:graphic-properties svg:stroke-width="0.035cm" svg:stroke-color="#0084d1" draw:fill="solid" draw:fill-color="#0084d1" draw:textarea-horizontal-align="justify" draw:textarea-vertical-align="middle" draw:auto-grow-height="false" fo:min-height="0.716cm" fo:min-width="10.266cm" fo:padding-top="0.142cm" fo:padding-bottom="0.142cm" fo:padding-left="0.267cm" fo:padding-right="0.267cm"/>
    </style:style>
    <style:style style:name="gr40" style:family="graphic" style:parent-style-name="standard">
      <style:graphic-properties svg:stroke-width="0.053cm" svg:stroke-color="#66ff00" draw:marker-start-width="0.279cm" draw:marker-end-width="0.279cm" draw:fill="solid" draw:fill-color="#66ff00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41" style:family="graphic" style:parent-style-name="standard">
      <style:graphic-properties svg:stroke-color="#009900" draw:fill="solid" draw:fill-color="#009933" draw:textarea-horizontal-align="justify" draw:textarea-vertical-align="middle" draw:auto-grow-height="false" fo:min-height="0cm" fo:min-width="0cm"/>
    </style:style>
    <style:style style:name="gr42" style:family="graphic" style:parent-style-name="standard">
      <style:graphic-properties svg:stroke-color="#ffffff" draw:fill-color="#729fcf" draw:textarea-horizontal-align="justify" draw:textarea-vertical-align="middle" draw:auto-grow-height="false" fo:min-height="0.35cm" fo:min-width="10.3cm"/>
    </style:style>
    <style:style style:name="gr43" style:family="graphic" style:parent-style-name="standard">
      <style:graphic-properties svg:stroke-color="#99ff99" draw:fill-color="#99ff66" draw:textarea-horizontal-align="justify" draw:textarea-vertical-align="middle" draw:auto-grow-height="false" fo:min-height="1.95cm" fo:min-width="10.3cm"/>
    </style:style>
    <style:style style:name="gr44" style:family="graphic" style:parent-style-name="standard">
      <style:graphic-properties svg:stroke-color="#99ff66" draw:fill-color="#99ff66" draw:textarea-horizontal-align="justify" draw:textarea-vertical-align="middle" draw:auto-grow-height="false" fo:min-height="0.43cm" fo:min-width="2.492cm"/>
    </style:style>
    <style:style style:name="gr45" style:family="graphic" style:parent-style-name="objectwithoutfill">
      <style:graphic-properties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6" style:family="graphic" style:parent-style-name="standard">
      <style:graphic-properties svg:stroke-width="0.035cm" svg:stroke-color="#000080" draw:fill="solid" draw:fill-color="#000080" draw:textarea-horizontal-align="justify" draw:textarea-vertical-align="middle" draw:auto-grow-height="false" fo:min-height="0.716cm" fo:min-width="10.266cm" fo:padding-top="0.142cm" fo:padding-bottom="0.142cm" fo:padding-left="0.267cm" fo:padding-right="0.267cm"/>
    </style:style>
    <style:style style:name="gr47" style:family="graphic" style:parent-style-name="standard">
      <style:graphic-properties svg:stroke-color="#009933" draw:fill-color="#009933" draw:textarea-horizontal-align="justify" draw:textarea-vertical-align="middle" draw:auto-grow-height="false" fo:min-height="2.35cm" fo:min-width="10.3cm"/>
    </style:style>
    <style:style style:name="gr48" style:family="graphic" style:parent-style-name="standard">
      <style:graphic-properties svg:stroke-color="#009933" draw:fill-color="#009933" draw:textarea-horizontal-align="justify" draw:textarea-vertical-align="middle" draw:auto-grow-height="false" fo:min-height="0.567cm" fo:min-width="2.893cm"/>
    </style:style>
    <style:style style:name="gr49" style:family="graphic" style:parent-style-name="standard">
      <style:graphic-properties svg:stroke-width="0.035cm" svg:stroke-color="#009933" draw:fill="solid" draw:fill-color="#009933" draw:textarea-horizontal-align="justify" draw:textarea-vertical-align="middle" draw:auto-grow-height="false" fo:min-height="0.716cm" fo:min-width="10.266cm" fo:padding-top="0.142cm" fo:padding-bottom="0.142cm" fo:padding-left="0.267cm" fo:padding-right="0.267cm"/>
    </style:style>
    <style:style style:name="gr50" style:family="graphic" style:parent-style-name="standard">
      <style:graphic-properties svg:stroke-color="#009933" draw:fill-color="#009933" draw:textarea-horizontal-align="justify" draw:textarea-vertical-align="middle" draw:auto-grow-height="false" fo:min-height="3.15cm" fo:min-width="2.875cm"/>
    </style:style>
    <style:style style:name="gr51" style:family="graphic" style:parent-style-name="standard">
      <style:graphic-properties svg:stroke-color="#009933" draw:fill-color="#009933" draw:textarea-horizontal-align="justify" draw:textarea-vertical-align="middle" draw:auto-grow-height="false" fo:min-height="0.43cm" fo:min-width="2.47cm"/>
    </style:style>
    <style:style style:name="gr52" style:family="graphic" style:parent-style-name="standard">
      <style:graphic-properties svg:stroke-width="0.106cm" svg:stroke-color="#ffffff" draw:marker-start-width="0.359cm" draw:marker-end-width="0.359cm" draw:fill-color="#009933" draw:textarea-vertical-align="middle" draw:auto-grow-height="false" fo:min-height="1.444cm" fo:min-width="1.194cm" fo:padding-top="0.178cm" fo:padding-bottom="0.178cm" fo:padding-left="0.303cm" fo:padding-right="0.303cm"/>
    </style:style>
    <style:style style:name="gr53" style:family="graphic" style:parent-style-name="standard">
      <style:graphic-properties svg:stroke-color="#009933" draw:fill-color="#009933" draw:textarea-horizontal-align="justify" draw:textarea-vertical-align="middle" draw:auto-grow-height="false" fo:min-height="3.15cm" fo:min-width="2.9cm"/>
    </style:style>
    <style:style style:name="gr54" style:family="graphic" style:parent-style-name="standard">
      <style:graphic-properties svg:stroke-color="#009933" draw:fill-color="#009933" draw:textarea-horizontal-align="justify" draw:textarea-vertical-align="middle" draw:auto-grow-height="false" fo:min-height="0.43cm" fo:min-width="2.492cm"/>
    </style:style>
    <style:style style:name="gr55" style:family="graphic" style:parent-style-name="standard">
      <style:graphic-properties svg:stroke-width="0.106cm" svg:stroke-color="#ffffff" draw:marker-start-width="0.359cm" draw:marker-end-width="0.359cm" draw:fill-color="#009933" draw:textarea-vertical-align="middle" draw:auto-grow-height="false" fo:min-height="0.844cm" fo:min-width="1.394cm" fo:padding-top="0.178cm" fo:padding-bottom="0.178cm" fo:padding-left="0.303cm" fo:padding-right="0.303cm"/>
    </style:style>
    <style:style style:name="gr56" style:family="graphic" style:parent-style-name="standard">
      <style:graphic-properties svg:stroke-width="0.106cm" svg:stroke-color="#ffffff" draw:marker-start-width="0.359cm" draw:marker-end-width="0.359cm" draw:fill-color="#009933" draw:textarea-horizontal-align="justify" draw:textarea-vertical-align="middle" draw:auto-grow-height="false" fo:min-height="0.21cm" fo:min-width="0cm" fo:padding-top="0.178cm" fo:padding-bottom="0.178cm" fo:padding-left="0.303cm" fo:padding-right="0.303cm"/>
    </style:style>
    <style:style style:name="gr57" style:family="graphic" style:parent-style-name="standard">
      <style:graphic-properties svg:stroke-width="0.106cm" svg:stroke-color="#ffffff" draw:marker-start-width="0.359cm" draw:marker-end-width="0.359cm" draw:fill-color="#009933" draw:textarea-horizontal-align="justify" draw:textarea-vertical-align="middle" draw:auto-grow-height="false" fo:min-height="1.044cm" fo:min-width="0.394cm" fo:padding-top="0.178cm" fo:padding-bottom="0.178cm" fo:padding-left="0.303cm" fo:padding-right="0.303cm"/>
    </style:style>
    <style:style style:name="gr58" style:family="graphic" style:parent-style-name="standard">
      <style:graphic-properties svg:stroke-width="0.106cm" svg:stroke-color="#ffffff" draw:marker-start-width="0.359cm" draw:marker-end-width="0.359cm" draw:fill-color="#009933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59" style:family="graphic" style:parent-style-name="standard">
      <style:graphic-properties svg:stroke-width="0.106cm" svg:stroke-color="#ffffff" draw:marker-start-width="0.359cm" draw:marker-end-width="0.359cm" draw:fill-color="#009933" draw:textarea-horizontal-align="justify" draw:textarea-vertical-align="middle" draw:auto-grow-height="false" fo:min-height="0.385cm" fo:min-width="0cm" fo:padding-top="0.178cm" fo:padding-bottom="0.178cm" fo:padding-left="0.303cm" fo:padding-right="0.303cm"/>
    </style:style>
    <style:style style:name="gr60" style:family="graphic" style:parent-style-name="standard">
      <style:graphic-properties svg:stroke-color="#009933" draw:fill-color="#009933" draw:textarea-horizontal-align="justify" draw:textarea-vertical-align="middle" draw:auto-grow-height="false" fo:min-height="0.95cm" fo:min-width="2.5cm"/>
    </style:style>
    <style:style style:name="gr61" style:family="graphic" style:parent-style-name="standard">
      <style:graphic-properties svg:stroke-color="#009933" draw:fill-color="#009933" draw:textarea-horizontal-align="justify" draw:textarea-vertical-align="middle" draw:auto-grow-height="false" fo:min-height="0.95cm" fo:min-width="1.3cm"/>
    </style:style>
    <style:style style:name="gr62" style:family="graphic" style:parent-style-name="standard">
      <style:graphic-properties draw:stroke="none" draw:fill="solid" draw:fill-color="#729fcf" draw:opacity="1%" draw:textarea-horizontal-align="justify" draw:textarea-vertical-align="middle" draw:auto-grow-height="false" fo:min-height="3.15cm" fo:min-width="2.875cm"/>
    </style:style>
    <style:style style:name="gr63" style:family="graphic" style:parent-style-name="standard">
      <style:graphic-properties svg:stroke-width="0.035cm" svg:stroke-color="#009933" draw:fill-color="#009933" draw:textarea-horizontal-align="justify" draw:textarea-vertical-align="bottom" draw:auto-grow-height="false" fo:min-height="1.716cm" fo:min-width="10.266cm" fo:padding-top="0.142cm" fo:padding-bottom="0.142cm" fo:padding-left="0.267cm" fo:padding-right="0.267cm"/>
    </style:style>
    <style:style style:name="gr64" style:family="graphic" style:parent-style-name="standard">
      <style:graphic-properties svg:stroke-width="0.106cm" svg:stroke-color="#ffffff" draw:marker-start-width="0.359cm" draw:marker-end-width="0.359cm" draw:fill="solid" draw:fill-color="#009933" draw:textarea-horizontal-align="justify" draw:textarea-vertical-align="middle" draw:auto-grow-height="false" fo:min-height="0.434cm" fo:min-width="0.794cm" fo:padding-top="0.178cm" fo:padding-bottom="0.178cm" fo:padding-left="0.303cm" fo:padding-right="0.303cm"/>
    </style:style>
    <style:style style:name="gr65" style:family="graphic" style:parent-style-name="objectwithoutfill">
      <style:graphic-properties svg:stroke-width="0.081cm" svg:stroke-color="#ffffff" draw:marker-start-width="0.322cm" draw:marker-end-width="0.322cm" draw:fill="solid" draw:fill-color="#009933" draw:textarea-vertical-align="middle" fo:padding-top="0.166cm" fo:padding-bottom="0.166cm" fo:padding-left="0.291cm" fo:padding-right="0.291cm"/>
    </style:style>
    <style:style style:name="gr6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cm"/>
    </style:style>
    <style:style style:name="gr67" style:family="graphic" style:parent-style-name="standard">
      <style:graphic-properties svg:stroke-color="#ffffff" draw:fill-color="#ffffff" draw:textarea-horizontal-align="justify" draw:textarea-vertical-align="middle" draw:auto-grow-height="false" fo:min-height="1.35cm" fo:min-width="7.9cm"/>
    </style:style>
    <style:style style:name="gr68" style:family="graphic" style:parent-style-name="standard">
      <style:graphic-properties svg:stroke-color="#8eb0d3" draw:fill-color="#8eb0d3" draw:textarea-horizontal-align="justify" draw:textarea-vertical-align="middle" draw:auto-grow-height="false" fo:min-height="0.95cm" fo:min-width="10.45cm" draw:shadow-offset-x="0cm" draw:shadow-offset-y="0cm"/>
    </style:style>
    <style:style style:name="gr69" style:family="graphic" style:parent-style-name="standard">
      <style:graphic-properties svg:stroke-width="0.035cm" svg:stroke-color="#009933" draw:fill-color="#009933" draw:textarea-horizontal-align="justify" draw:textarea-vertical-align="middle" draw:auto-grow-height="false" fo:min-height="1.116cm" fo:min-width="10.266cm" fo:padding-top="0.142cm" fo:padding-bottom="0.142cm" fo:padding-left="0.267cm" fo:padding-right="0.267cm"/>
    </style:style>
    <style:style style:name="gr70" style:family="graphic" style:parent-style-name="standard">
      <style:graphic-properties svg:stroke-width="0.035cm" svg:stroke-color="#009933" draw:fill-color="#009933" draw:textarea-horizontal-align="justify" draw:textarea-vertical-align="top" draw:auto-grow-height="false" fo:min-height="7.316cm" fo:min-width="10.266cm" fo:padding-top="0.142cm" fo:padding-bottom="0.142cm" fo:padding-left="0.267cm" fo:padding-right="0.267cm"/>
    </style:style>
    <style:style style:name="gr71" style:family="graphic" style:parent-style-name="standard">
      <style:graphic-properties draw:stroke="none" svg:stroke-color="#ffffff" draw:fill-color="#99ff66" draw:textarea-horizontal-align="justify" draw:textarea-vertical-align="middle" draw:auto-grow-height="false" fo:min-height="2.35cm" fo:min-width="10.3cm"/>
    </style:style>
    <style:style style:name="gr72" style:family="graphic" style:parent-style-name="standard">
      <style:graphic-properties draw:stroke="none" svg:stroke-color="#ffffff" draw:fill="solid" draw:fill-color="#99ff66" draw:textarea-horizontal-align="justify" draw:textarea-vertical-align="middle" draw:auto-grow-height="false" fo:min-height="0.43cm" fo:min-width="2.492cm"/>
    </style:style>
    <style:style style:name="gr73" style:family="graphic" style:parent-style-name="standard">
      <style:graphic-properties svg:stroke-width="0.106cm" svg:stroke-color="#ffffff" draw:marker-start-width="0.359cm" draw:marker-end-width="0.359cm" draw:fill="solid" draw:fill-color="#99ff66" draw:textarea-horizontal-align="justify" draw:textarea-vertical-align="middle" draw:auto-grow-height="false" fo:min-height="1.044cm" fo:min-width="0.394cm" fo:padding-top="0.178cm" fo:padding-bottom="0.178cm" fo:padding-left="0.303cm" fo:padding-right="0.303cm"/>
    </style:style>
    <style:style style:name="gr74" style:family="graphic" style:parent-style-name="objectwithoutfill">
      <style:graphic-properties svg:stroke-width="0.106cm" svg:stroke-color="#ffffff" draw:marker-start-width="0.359cm" draw:marker-end-width="0.359cm" draw:fill="solid" draw:fill-color="#009933" draw:textarea-vertical-align="middle" fo:padding-top="0.178cm" fo:padding-bottom="0.178cm" fo:padding-left="0.303cm" fo:padding-right="0.303cm"/>
    </style:style>
    <style:style style:name="gr75" style:family="graphic" style:parent-style-name="standard">
      <style:graphic-properties svg:stroke-width="0.106cm" svg:stroke-color="#ffffff" draw:marker-start-width="0.359cm" draw:marker-end-width="0.359cm" draw:fill="solid" draw:fill-color="#99ff66" draw:textarea-horizontal-align="justify" draw:textarea-vertical-align="middle" draw:auto-grow-height="false" fo:min-height="0.434cm" fo:min-width="0.794cm" fo:padding-top="0.178cm" fo:padding-bottom="0.178cm" fo:padding-left="0.303cm" fo:padding-right="0.303cm"/>
    </style:style>
    <style:style style:name="gr76" style:family="graphic" style:parent-style-name="objectwithoutfill">
      <style:graphic-properties svg:stroke-width="0.081cm" svg:stroke-color="#ffffff" draw:marker-start-width="0.322cm" draw:marker-end-width="0.322cm" draw:fill="solid" draw:fill-color="#99ff66" draw:textarea-vertical-align="middle" fo:padding-top="0.166cm" fo:padding-bottom="0.166cm" fo:padding-left="0.291cm" fo:padding-right="0.291cm"/>
    </style:style>
    <style:style style:name="gr77" style:family="graphic" style:parent-style-name="standard">
      <style:graphic-properties svg:stroke-color="#ffffff" draw:fill-color="#ffffff" draw:textarea-horizontal-align="justify" draw:textarea-vertical-align="top" draw:auto-grow-height="false" fo:min-height="6.35cm" fo:min-width="9.9cm"/>
    </style:style>
    <style:style style:name="gr78" style:family="graphic" style:parent-style-name="standard">
      <style:graphic-properties draw:stroke="none" svg:stroke-color="#ffffff" draw:fill-color="#009933" draw:textarea-horizontal-align="justify" draw:textarea-vertical-align="middle" draw:auto-grow-height="false" fo:min-height="2.35cm" fo:min-width="10.3cm"/>
    </style:style>
    <style:style style:name="gr79" style:family="graphic" style:parent-style-name="standard">
      <style:graphic-properties draw:stroke="none" svg:stroke-color="#ffffff" draw:fill="solid" draw:fill-color="#009933" draw:textarea-horizontal-align="justify" draw:textarea-vertical-align="middle" draw:auto-grow-height="false" fo:min-height="0.43cm" fo:min-width="2.492cm"/>
    </style:style>
    <style:style style:name="gr80" style:family="graphic" style:parent-style-name="standard">
      <style:graphic-properties svg:stroke-width="0.106cm" svg:stroke-color="#ffffff" draw:marker-start-width="0.359cm" draw:marker-end-width="0.359cm" draw:fill="solid" draw:fill-color="#009933" draw:textarea-horizontal-align="justify" draw:textarea-vertical-align="middle" draw:auto-grow-height="false" fo:min-height="1.044cm" fo:min-width="0.394cm" fo:padding-top="0.178cm" fo:padding-bottom="0.178cm" fo:padding-left="0.303cm" fo:padding-right="0.303cm"/>
    </style:style>
    <style:style style:name="pr1" style:family="presentation" style:parent-style-name="Predeterminado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  <style:style style:name="P3" style:family="paragraph">
      <loext:graphic-properties draw:fill-color="#ffffff"/>
      <style:paragraph-properties fo:text-align="start"/>
      <style:text-properties fo:color="#b2b2b2" fo:font-size="18pt"/>
    </style:style>
    <style:style style:name="P4" style:family="paragraph">
      <loext:graphic-properties draw:fill-color="#8eb0d3"/>
      <style:paragraph-properties fo:text-align="center"/>
    </style:style>
    <style:style style:name="P5" style:family="paragraph">
      <style:paragraph-properties fo:text-align="center"/>
      <style:text-properties fo:font-size="14pt"/>
    </style:style>
    <style:style style:name="P6" style:family="paragraph">
      <loext:graphic-properties draw:fill="none"/>
      <style:paragraph-properties fo:text-align="center"/>
      <style:text-properties fo:font-size="14pt"/>
    </style:style>
    <style:style style:name="P7" style:family="paragraph">
      <loext:graphic-properties draw:fill-color="#729fcf"/>
      <style:paragraph-properties fo:text-align="center"/>
      <style:text-properties fo:color="#ffffff" fo:font-size="14pt"/>
    </style:style>
    <style:style style:name="P8" style:family="paragraph">
      <loext:graphic-properties draw:fill-color="#729fcf"/>
      <style:paragraph-properties fo:text-align="center"/>
      <style:text-properties fo:font-size="14pt"/>
    </style:style>
    <style:style style:name="P9" style:family="paragraph">
      <loext:graphic-properties draw:fill-color="#009933"/>
      <style:paragraph-properties fo:text-align="center"/>
    </style:style>
    <style:style style:name="P10" style:family="paragraph">
      <loext:graphic-properties draw:fill-color="#009933"/>
      <style:paragraph-properties fo:text-align="center"/>
      <style:text-properties fo:color="#ffffff" fo:font-size="14pt" style:font-size-asian="14pt" style:font-size-complex="14pt"/>
    </style:style>
    <style:style style:name="P11" style:family="paragraph">
      <style:paragraph-properties fo:text-align="start"/>
    </style:style>
    <style:style style:name="P12" style:family="paragraph">
      <loext:graphic-properties draw:fill-color="#009933"/>
      <style:paragraph-properties fo:text-align="start"/>
      <style:text-properties fo:color="#ffffff" fo:font-size="14pt" style:font-size-asian="14pt" style:font-size-complex="14pt"/>
    </style:style>
    <style:style style:name="P13" style:family="paragraph">
      <loext:graphic-properties draw:fill-color="#ffffff"/>
      <style:paragraph-properties fo:text-align="center"/>
      <style:text-properties fo:font-size="14pt"/>
    </style:style>
    <style:style style:name="P14" style:family="paragraph">
      <style:paragraph-properties fo:text-align="end"/>
    </style:style>
    <style:style style:name="P15" style:family="paragraph">
      <loext:graphic-properties draw:fill-color="#009933"/>
      <style:paragraph-properties fo:text-align="end"/>
      <style:text-properties fo:color="#ffffff" fo:font-size="14pt" style:font-size-asian="14pt" style:font-size-complex="14pt"/>
    </style:style>
    <style:style style:name="P16" style:family="paragraph">
      <loext:graphic-properties draw:fill-color="#009933"/>
      <style:paragraph-properties fo:text-align="center"/>
      <style:text-properties fo:font-size="14pt"/>
    </style:style>
    <style:style style:name="P17" style:family="paragraph">
      <loext:graphic-properties draw:fill-color="#729fcf"/>
      <style:paragraph-properties fo:text-align="center"/>
      <style:text-properties fo:color="#ffffff" fo:font-size="14pt" style:font-size-asian="14pt" style:font-size-complex="14pt"/>
    </style:style>
    <style:style style:name="P18" style:family="paragraph">
      <loext:graphic-properties draw:fill-color="#009933" draw:opacity="50%"/>
      <style:paragraph-properties fo:text-align="center"/>
      <style:text-properties fo:color="#ffffff" fo:font-size="14pt" style:font-size-asian="14pt" style:font-size-complex="14pt"/>
    </style:style>
    <style:style style:name="P19" style:family="paragraph">
      <loext:graphic-properties draw:fill="solid" draw:fill-color="#729fcf" draw:opacity="1%"/>
      <style:paragraph-properties fo:text-align="center"/>
    </style:style>
    <style:style style:name="P20" style:family="paragraph">
      <loext:graphic-properties draw:fill-color="#ffffff"/>
    </style:style>
    <style:style style:name="P21" style:family="paragraph">
      <style:paragraph-properties fo:text-align="start"/>
      <style:text-properties fo:font-size="14pt"/>
    </style:style>
    <style:style style:name="P22" style:family="paragraph">
      <loext:graphic-properties draw:fill-color="#ffffff"/>
      <style:paragraph-properties fo:text-align="start"/>
      <style:text-properties fo:color="#333333" fo:font-size="14pt" style:font-size-asian="14pt" style:font-size-complex="14pt"/>
    </style:style>
    <style:style style:name="P23" style:family="paragraph">
      <loext:graphic-properties draw:fill-color="#ffffff"/>
      <style:paragraph-properties fo:text-align="start"/>
      <style:text-properties fo:color="#666666" fo:font-size="18pt"/>
    </style:style>
    <style:style style:name="P24" style:family="paragraph">
      <style:paragraph-properties fo:text-align="end"/>
      <style:text-properties fo:font-size="14pt"/>
    </style:style>
    <style:style style:name="P25" style:family="paragraph">
      <style:paragraph-properties fo:text-align="center"/>
      <style:text-properties fo:font-size="17pt"/>
    </style:style>
    <style:style style:name="P26" style:family="paragraph">
      <loext:graphic-properties draw:fill-color="#ffffff"/>
      <style:paragraph-properties fo:text-align="center"/>
      <style:text-properties fo:color="#808080" fo:font-size="17pt"/>
    </style:style>
    <style:style style:name="P27" style:family="paragraph">
      <style:paragraph-properties fo:text-align="center"/>
      <style:text-properties fo:font-size="66pt"/>
    </style:style>
    <style:style style:name="P28" style:family="paragraph">
      <loext:graphic-properties draw:fill="solid" draw:fill-color="#009933"/>
      <style:paragraph-properties fo:text-align="center"/>
      <style:text-properties fo:color="#ffffff" fo:font-size="66pt" style:font-size-asian="66pt" style:font-size-complex="66pt"/>
    </style:style>
    <style:style style:name="P29" style:family="paragraph">
      <style:paragraph-properties fo:text-align="center"/>
      <style:text-properties fo:font-size="18pt"/>
    </style:style>
    <style:style style:name="P30" style:family="paragraph">
      <loext:graphic-properties draw:fill-color="#009933"/>
      <style:paragraph-properties fo:text-align="center"/>
      <style:text-properties fo:font-size="18pt"/>
    </style:style>
    <style:style style:name="P31" style:family="paragraph">
      <loext:graphic-properties draw:fill="solid" draw:fill-color="#0084d1"/>
      <style:paragraph-properties fo:text-align="start"/>
      <style:text-properties fo:color="#ffffff" fo:font-size="12pt" style:font-size-asian="12pt" style:font-size-complex="12pt"/>
    </style:style>
    <style:style style:name="P32" style:family="paragraph">
      <loext:graphic-properties draw:fill="solid" draw:fill-color="#66ff00"/>
      <style:paragraph-properties fo:margin-top="0cm" fo:margin-bottom="0.1cm" fo:text-align="center"/>
    </style:style>
    <style:style style:name="P33" style:family="paragraph">
      <loext:graphic-properties draw:fill="solid" draw:fill-color="#009933"/>
      <style:paragraph-properties fo:text-align="center"/>
    </style:style>
    <style:style style:name="P34" style:family="paragraph">
      <loext:graphic-properties draw:fill-color="#729fcf"/>
      <style:paragraph-properties fo:text-align="start"/>
      <style:text-properties fo:color="#ffffff" style:font-name="Liberation Sans1" fo:font-size="14pt" style:font-size-asian="14pt" style:font-size-complex="14pt"/>
    </style:style>
    <style:style style:name="P35" style:family="paragraph">
      <loext:graphic-properties draw:fill-color="#99ff66"/>
      <style:paragraph-properties fo:text-align="center"/>
      <style:text-properties fo:font-size="14pt"/>
    </style:style>
    <style:style style:name="P36" style:family="paragraph">
      <style:paragraph-properties fo:margin-left="0cm" fo:margin-right="0cm" fo:text-align="center" fo:text-indent="0cm"/>
    </style:style>
    <style:style style:name="P37" style:family="paragraph">
      <loext:graphic-properties draw:fill-color="#99ff66"/>
      <style:paragraph-properties fo:margin-left="0cm" fo:margin-right="0cm" fo:text-align="center" fo:text-indent="0cm"/>
      <style:text-properties fo:color="#ffffff" fo:font-size="14pt"/>
    </style:style>
    <style:style style:name="P38" style:family="paragraph">
      <loext:graphic-properties draw:fill="solid" draw:fill-color="#000080"/>
      <style:paragraph-properties fo:text-align="start"/>
      <style:text-properties fo:color="#ffffff" fo:font-size="12pt" style:font-size-asian="12pt" style:font-size-complex="12pt"/>
    </style:style>
    <style:style style:name="P39" style:family="paragraph">
      <loext:graphic-properties draw:fill-color="#ffffff"/>
      <style:text-properties fo:font-size="20pt"/>
    </style:style>
    <style:style style:name="P40" style:family="paragraph">
      <loext:graphic-properties draw:fill-color="#009933"/>
      <style:paragraph-properties fo:margin-left="0cm" fo:margin-right="0cm" fo:text-align="center" fo:text-indent="0cm"/>
      <style:text-properties fo:color="#ffffff" fo:font-size="14pt"/>
    </style:style>
    <style:style style:name="P41" style:family="paragraph">
      <style:paragraph-properties fo:margin-left="0cm" fo:margin-right="0.2cm" fo:text-align="start" fo:text-indent="0cm"/>
    </style:style>
    <style:style style:name="P42" style:family="paragraph">
      <loext:graphic-properties draw:fill="solid" draw:fill-color="#009933"/>
      <style:paragraph-properties fo:margin-left="0cm" fo:margin-right="0.2cm" fo:text-align="start" fo:text-indent="0cm"/>
      <style:text-properties fo:color="#ffffff" fo:font-size="12pt" style:font-size-asian="12pt" style:font-size-complex="12pt"/>
    </style:style>
    <style:style style:name="P43" style:family="paragraph">
      <loext:graphic-properties draw:fill="solid" draw:fill-color="#009933"/>
      <style:paragraph-properties fo:text-align="start"/>
      <style:text-properties fo:color="#ffffff" fo:font-size="12pt" style:font-size-asian="12pt" style:font-size-complex="12pt"/>
    </style:style>
    <style:style style:name="P44" style:family="paragraph">
      <loext:graphic-properties draw:fill-color="#009933"/>
      <style:paragraph-properties fo:text-align="center"/>
      <style:text-properties fo:color="#ffffff" fo:font-size="14pt"/>
    </style:style>
    <style:style style:name="P45" style:family="paragraph">
      <style:paragraph-properties fo:text-align="center"/>
      <style:text-properties fo:font-size="28pt"/>
    </style:style>
    <style:style style:name="P46" style:family="paragraph">
      <loext:graphic-properties draw:fill-color="#009933"/>
      <style:paragraph-properties fo:text-align="center"/>
      <style:text-properties fo:color="#ffffff" fo:font-size="28pt"/>
    </style:style>
    <style:style style:name="P47" style:family="paragraph">
      <style:paragraph-properties fo:margin-left="0cm" fo:margin-right="0cm" fo:text-align="start" fo:text-indent="0.18cm"/>
      <style:text-properties fo:font-size="28pt"/>
    </style:style>
    <style:style style:name="P48" style:family="paragraph">
      <loext:graphic-properties draw:fill-color="#009933"/>
      <style:paragraph-properties fo:margin-left="0cm" fo:margin-right="0cm" fo:text-align="start" fo:text-indent="0.18cm"/>
      <style:text-properties fo:color="#ffffff" fo:font-size="28pt"/>
    </style:style>
    <style:style style:name="P49" style:family="paragraph">
      <loext:graphic-properties draw:fill-color="#009933"/>
      <style:paragraph-properties fo:text-align="start"/>
      <style:text-properties fo:font-size="14pt" style:font-size-asian="14pt" style:font-size-complex="14pt"/>
    </style:style>
    <style:style style:name="P50" style:family="paragraph">
      <loext:graphic-properties draw:fill="solid" draw:fill-color="#009933"/>
      <style:paragraph-properties fo:text-align="center"/>
      <style:text-properties fo:font-size="14pt"/>
    </style:style>
    <style:style style:name="P51" style:family="paragraph">
      <loext:graphic-properties draw:fill="solid" draw:fill-color="#ffffff"/>
      <style:paragraph-properties fo:text-align="center"/>
    </style:style>
    <style:style style:name="P52" style:family="paragraph">
      <style:paragraph-properties fo:margin-top="0.18cm" fo:margin-bottom="0cm" fo:text-align="start"/>
    </style:style>
    <style:style style:name="P53" style:family="paragraph">
      <loext:graphic-properties draw:fill-color="#ffffff"/>
      <style:paragraph-properties fo:margin-top="0.18cm" fo:margin-bottom="0cm" fo:text-align="start"/>
      <style:text-properties fo:color="#b2b2b2"/>
    </style:style>
    <style:style style:name="P54" style:family="paragraph">
      <loext:graphic-properties draw:fill-color="#8eb0d3"/>
      <style:paragraph-properties fo:text-align="center"/>
      <style:text-properties fo:color="#ffffff" fo:font-size="18pt" fo:font-weight="bold"/>
    </style:style>
    <style:style style:name="P55" style:family="paragraph">
      <loext:graphic-properties draw:fill-color="#009933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56" style:family="paragraph">
      <loext:graphic-properties draw:fill-color="#99ff66"/>
      <style:paragraph-properties fo:margin-left="0cm" fo:margin-right="0cm" fo:text-align="center" fo:text-indent="0cm"/>
      <style:text-properties fo:font-size="14pt"/>
    </style:style>
    <style:style style:name="P57" style:family="paragraph">
      <loext:graphic-properties draw:fill="solid" draw:fill-color="#99ff66"/>
      <style:paragraph-properties fo:text-align="center"/>
      <style:text-properties fo:color="#ffffff" fo:font-size="14pt" fo:font-weight="normal" style:font-size-asian="14pt" style:font-weight-asian="normal" style:font-size-complex="14pt" style:font-weight-complex="normal"/>
    </style:style>
    <style:style style:name="P58" style:family="paragraph">
      <loext:graphic-properties draw:fill="solid" draw:fill-color="#99ff66"/>
      <style:paragraph-properties fo:text-align="center"/>
      <style:text-properties fo:font-size="14pt"/>
    </style:style>
    <style:style style:name="P59" style:family="paragraph">
      <style:paragraph-properties fo:margin-top="0.18cm" fo:margin-bottom="0cm" fo:text-align="justify"/>
      <style:text-properties fo:font-size="18pt"/>
    </style:style>
    <style:style style:name="P60" style:family="paragraph">
      <loext:graphic-properties draw:fill-color="#ffffff"/>
      <style:paragraph-properties fo:margin-top="0.18cm" fo:margin-bottom="0cm" fo:text-align="justify"/>
      <style:text-properties fo:color="#b2b2b2" fo:font-size="18pt"/>
    </style:style>
    <style:style style:name="P61" style:family="paragraph">
      <loext:graphic-properties draw:fill-color="#ffffff"/>
      <style:paragraph-properties fo:margin-top="0.18cm" fo:margin-bottom="0cm" fo:text-align="start"/>
      <style:text-properties fo:color="#666666"/>
    </style:style>
    <style:style style:name="P62" style:family="paragraph">
      <loext:graphic-properties draw:fill="solid" draw:fill-color="#009933"/>
      <style:paragraph-properties fo:text-align="center"/>
      <style:text-properties fo:color="#ffffff" fo:font-size="14pt" fo:font-weight="normal" style:font-size-asian="14pt" style:font-weight-asian="normal" style:font-size-complex="14pt" style:font-weight-complex="normal"/>
    </style:style>
    <style:style style:name="P63" style:family="paragraph">
      <loext:graphic-properties draw:fill-color="#ffffff"/>
      <style:paragraph-properties fo:margin-top="0.18cm" fo:margin-bottom="0cm" fo:text-align="justify"/>
      <style:text-properties fo:color="#666666" fo:font-size="18pt"/>
    </style:style>
    <style:style style:name="T1" style:family="text">
      <style:text-properties fo:color="#b2b2b2"/>
    </style:style>
    <style:style style:name="T2" style:family="text">
      <style:text-properties fo:color="#ffffff" fo:font-size="14pt"/>
    </style:style>
    <style:style style:name="T3" style:family="text">
      <style:text-properties fo:color="#ffffff" fo:font-size="14pt" style:font-size-asian="14pt" style:font-size-complex="14pt"/>
    </style:style>
    <style:style style:name="T4" style:family="text">
      <style:text-properties fo:color="#333333"/>
    </style:style>
    <style:style style:name="T5" style:family="text">
      <style:text-properties fo:color="#666666"/>
    </style:style>
    <style:style style:name="T6" style:family="text">
      <style:text-properties fo:color="#808080" fo:font-size="17pt"/>
    </style:style>
    <style:style style:name="T7" style:family="text">
      <style:text-properties fo:color="#ffffff" fo:font-size="66pt" style:font-size-asian="66pt" style:font-size-complex="66pt"/>
    </style:style>
    <style:style style:name="T8" style:family="text">
      <style:text-properties fo:color="#ffffff" fo:font-size="24pt" style:font-size-asian="14pt" style:font-size-complex="14pt"/>
    </style:style>
    <style:style style:name="T9" style:family="text">
      <style:text-properties fo:color="#ffffff" fo:font-size="12pt" style:font-size-asian="12pt" style:font-size-complex="12pt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ffffff" style:font-name="Liberation Sans1" fo:font-size="14pt" style:font-name-asian="Liberation Sans4" style:font-size-asian="14pt" style:font-name-complex="Liberation Sans4" style:font-size-complex="14pt"/>
    </style:style>
    <style:style style:name="T12" style:family="text">
      <style:text-properties fo:color="#ffffff" fo:font-size="28pt"/>
    </style:style>
    <style:style style:name="T13" style:family="text">
      <style:text-properties fo:color="#ffffff" fo:font-weight="bold"/>
    </style:style>
    <style:style style:name="T14" style:family="text">
      <style:text-properties fo:color="#ffffff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12cm" svg:height="18cm" svg:x="8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cm" svg:height="2cm" svg:x="10cm" svg:y="2.05cm">
          <office:event-listeners>
            <presentation:event-listener script:event-name="dom:click" presentation:action="next-page"/>
          </office:event-listeners>
          <text:p text:style-name="P2"><text:span text:style-name="T1">Buscar cuestionario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1.55cm" svg:height="15.65cm" svg:x="8.2cm" svg:y="4.15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5" draw:layer="layout" svg:width="1.9cm" svg:height="1.9cm" svg:x="8.1cm" svg:y="2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608cm" svg:height="0.608cm" svg:x="8.518cm" svg:y="2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6" draw:layer="layout" svg:x1="9.05cm" svg:y1="2.962cm" svg:x2="9.506cm" svg:y2="3.418cm">
            <text:p/>
          </draw:line>
          <draw:custom-shape draw:style-name="gr7" draw:text-style-name="P7" draw:layer="layout" svg:width="1.671cm" svg:height="0.38cm" svg:x="8.215cm" svg:y="3.418cm">
            <text:p text:style-name="P1"><text:span text:style-name="T2">Busca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office:event-listeners>
            <presentation:event-listener script:event-name="dom:click" presentation:action="stop"/>
          </office:event-listeners>
          <draw:custom-shape draw:style-name="gr8" draw:text-style-name="P5" draw:layer="layout" svg:width="1.936cm" svg:height="1.95cm" svg:x="18cm" svg:y="2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8" draw:layer="layout" svg:width="1.147cm" svg:height="0.689cm" draw:transform="rotate (-1.5707963267949) translate (18.861cm 2.738cm)">
            <text:p/>
            <draw:enhanced-geometry draw:glue-point-type="segments" draw:type="mso-spt100" draw:modifiers="-90 90.0838065411777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0" draw:text-style-name="P8" draw:layer="layout" svg:width="0.458cm" svg:height="0.459cm" svg:x="18.288cm" svg:y="2.2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1.705cm" svg:height="0.39cm" svg:x="18.057cm" svg:y="3.541cm">
            <text:p text:style-name="P1"><text:span text:style-name="T2">Sali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0.689cm" svg:height="1.262cm" svg:x="19.09cm" svg:y="2.279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0.917cm" svg:height="0.573cm" svg:x="18.288cm" svg:y="2.96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" draw:text-style-name="P5" draw:layer="layout" svg:width="0.115cm" svg:height="0.114cm" svg:x="19.549cm" svg:y="2.8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5" draw:text-style-name="P9" draw:layer="layout" svg:width="10.8cm" svg:height="2cm" svg:x="8.6cm" svg:y="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0" draw:layer="layout" svg:width="10.4cm" svg:height="0.6cm" svg:x="8.8cm" svg:y="5.2cm">
            <text:p text:style-name="P1"><text:span text:style-name="T3">Números especiales en la matemática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2" draw:layer="layout" svg:width="1.4cm" svg:height="0.6cm" svg:x="9.2cm" svg:y="5.8cm">
            <text:p text:style-name="P11"><text:span text:style-name="T3">2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8" draw:layer="layout" svg:width="0.641cm" svg:height="0.631cm" draw:transform="rotate (-0.785398163397448) translate (9.046cm 5.6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8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2" draw:layer="layout" svg:width="1.4cm" svg:height="0.6cm" svg:x="9.2cm" svg:y="6.3cm">
            <text:p text:style-name="P11"><text:span text:style-name="T3">154</text:span></text:p>
            <draw:enhanced-geometry svg:viewBox="0 0 21600 21600" draw:type="rectangle" draw:enhanced-path="M 0 0 L 21600 0 21600 21600 0 21600 0 0 Z N"/>
          </draw:custom-shape>
          <draw:g>
            <draw:custom-shape draw:style-name="gr19" draw:text-style-name="P13" draw:layer="layout" svg:width="0.6cm" svg:height="0.4cm" svg:x="8.8cm" svg:y="6.4cm">
              <text:p/>
              <draw:enhanced-geometry svg:viewBox="0 0 21600 21600" draw:glue-points="10800 0 3163 3163 0 10800 3163 18437 10800 21600 18437 18437 21600 10800 18437 3163" draw:text-areas="3163 3163 18437 18437" draw:type="ring" draw:modifiers="2266.86656671664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9" draw:text-style-name="P13" draw:layer="layout" svg:width="0.12cm" svg:height="0.134cm" svg:x="9.04cm" svg:y="6.5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20" draw:text-style-name="P15" draw:layer="layout" svg:width="3cm" svg:height="0.6cm" svg:x="10.9cm" svg:y="6.3cm">
            <text:p text:style-name="P14"><text:span text:style-name="T3">04-03-201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1" draw:text-style-name="P16" draw:layer="layout" svg:width="0.4cm" svg:height="0.392cm" svg:x="10.6cm" svg:y="6.40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6" draw:layer="layout" svg:width="0.4cm" svg:height="0.118cm" svg:x="10.6cm" svg:y="6.40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3" draw:text-style-name="P17" draw:layer="layout" svg:width="3cm" svg:height="0.8cm" svg:x="16cm" svg:y="6cm">
            <text:p text:style-name="P1"><text:span text:style-name="T3">Matemática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2" draw:layer="layout" svg:width="1.4cm" svg:height="0.6cm" svg:x="11cm" svg:y="5.8cm">
            <text:p text:style-name="P11"><text:span text:style-name="T3">3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9" draw:layer="layout" svg:width="0.6cm" svg:height="0.4cm" svg:x="10.5cm" svg:y="5.9cm">
            <text:p/>
            <draw:enhanced-geometry svg:viewBox="0 0 21600 21600" draw:text-areas="?f5 ?f1 ?f6 ?f3" draw:type="left-right-arrow" draw:modifiers="6469.21797004992 6086.78304239402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5" draw:text-style-name="P18" draw:layer="layout" svg:width="0.6cm" svg:height="0.6cm" svg:x="12.3cm" svg:y="5.8cm">
            <text:p text:style-name="P1"><text:span text:style-name="T3">¿3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6" draw:text-style-name="P9" draw:layer="layout" svg:width="10.8cm" svg:height="2cm" svg:x="8.6cm" svg:y="8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0" draw:layer="layout" svg:width="10.4cm" svg:height="0.6cm" svg:x="8.8cm" svg:y="8.2cm">
            <text:p text:style-name="P1"><text:span text:style-name="T3">Historia de la Independencia Venezolana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2" draw:layer="layout" svg:width="1.4cm" svg:height="0.6cm" svg:x="9.2cm" svg:y="8.8cm">
            <text:p text:style-name="P11"><text:span text:style-name="T3">90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8" draw:layer="layout" svg:width="0.641cm" svg:height="0.631cm" draw:transform="rotate (-0.785398163397448) translate (9.046cm 8.6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8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2" draw:layer="layout" svg:width="1.4cm" svg:height="0.6cm" svg:x="9.2cm" svg:y="9.3cm">
            <text:p text:style-name="P11"><text:span text:style-name="T3">632</text:span></text:p>
            <draw:enhanced-geometry svg:viewBox="0 0 21600 21600" draw:type="rectangle" draw:enhanced-path="M 0 0 L 21600 0 21600 21600 0 21600 0 0 Z N"/>
          </draw:custom-shape>
          <draw:g>
            <draw:custom-shape draw:style-name="gr19" draw:text-style-name="P13" draw:layer="layout" svg:width="0.6cm" svg:height="0.4cm" svg:x="8.8cm" svg:y="9.4cm">
              <text:p/>
              <draw:enhanced-geometry svg:viewBox="0 0 21600 21600" draw:glue-points="10800 0 3163 3163 0 10800 3163 18437 10800 21600 18437 18437 21600 10800 18437 3163" draw:text-areas="3163 3163 18437 18437" draw:type="ring" draw:modifiers="2266.86656671664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9" draw:text-style-name="P13" draw:layer="layout" svg:width="0.12cm" svg:height="0.134cm" svg:x="9.04cm" svg:y="9.5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20" draw:text-style-name="P15" draw:layer="layout" svg:width="3cm" svg:height="0.6cm" svg:x="10.9cm" svg:y="9.3cm">
            <text:p text:style-name="P14"><text:span text:style-name="T3">01-01-201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7" draw:layer="layout" svg:width="3cm" svg:height="0.8cm" svg:x="16cm" svg:y="9cm">
            <text:p text:style-name="P1"><text:span text:style-name="T3">Historia</text:span></text:p>
            <draw:enhanced-geometry svg:viewBox="0 0 21600 21600" draw:type="rectangle" draw:enhanced-path="M 0 0 L 21600 0 21600 21600 0 21600 0 0 Z N"/>
          </draw:custom-shape>
          <draw:g>
            <draw:custom-shape draw:style-name="gr21" draw:text-style-name="P16" draw:layer="layout" svg:width="0.4cm" svg:height="0.392cm" svg:x="10.6cm" svg:y="9.4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6" draw:layer="layout" svg:width="0.4cm" svg:height="0.118cm" svg:x="10.6cm" svg:y="9.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7" draw:text-style-name="P12" draw:layer="layout" svg:width="1.4cm" svg:height="0.6cm" svg:x="11.045cm" svg:y="8.8cm">
            <text:p text:style-name="P11"><text:span text:style-name="T3">7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0.6cm" svg:height="0.6cm" svg:x="12.345cm" svg:y="8.8cm">
            <text:p text:style-name="P1"><text:span text:style-name="T3">¿21?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9" draw:layer="layout" svg:width="0.6cm" svg:height="0.4cm" svg:x="10.546cm" svg:y="8.901cm">
            <text:p/>
            <draw:enhanced-geometry svg:viewBox="0 0 21600 21600" draw:text-areas="?f5 ?f1 ?f6 ?f3" draw:type="left-right-arrow" draw:modifiers="6469.21797004992 6086.78304239402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g>
          <draw:custom-shape draw:style-name="gr26" draw:text-style-name="P9" draw:layer="layout" svg:width="10.8cm" svg:height="2cm" svg:x="8.6cm" svg:y="11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0" draw:layer="layout" svg:width="10.4cm" svg:height="0.6cm" svg:x="8.8cm" svg:y="11.2cm">
            <text:p text:style-name="P1"><text:span text:style-name="T3">Historia de la Carrera Espacial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2" draw:layer="layout" svg:width="1.4cm" svg:height="0.6cm" svg:x="9.2cm" svg:y="11.8cm">
            <text:p text:style-name="P11"><text:span text:style-name="T3">7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8" draw:layer="layout" svg:width="0.641cm" svg:height="0.631cm" draw:transform="rotate (-0.785398163397448) translate (9.046cm 11.6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8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2" draw:layer="layout" svg:width="1.4cm" svg:height="0.6cm" svg:x="9.2cm" svg:y="12.3cm">
            <text:p text:style-name="P11"><text:span text:style-name="T3">700</text:span></text:p>
            <draw:enhanced-geometry svg:viewBox="0 0 21600 21600" draw:type="rectangle" draw:enhanced-path="M 0 0 L 21600 0 21600 21600 0 21600 0 0 Z N"/>
          </draw:custom-shape>
          <draw:g>
            <draw:custom-shape draw:style-name="gr19" draw:text-style-name="P13" draw:layer="layout" svg:width="0.6cm" svg:height="0.4cm" svg:x="8.8cm" svg:y="12.4cm">
              <text:p/>
              <draw:enhanced-geometry svg:viewBox="0 0 21600 21600" draw:glue-points="10800 0 3163 3163 0 10800 3163 18437 10800 21600 18437 18437 21600 10800 18437 3163" draw:text-areas="3163 3163 18437 18437" draw:type="ring" draw:modifiers="2266.86656671664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9" draw:text-style-name="P13" draw:layer="layout" svg:width="0.12cm" svg:height="0.134cm" svg:x="9.04cm" svg:y="12.5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20" draw:text-style-name="P15" draw:layer="layout" svg:width="3cm" svg:height="0.6cm" svg:x="10.9cm" svg:y="12.3cm">
            <text:p text:style-name="P14"><text:span text:style-name="T3">05-02-201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7" draw:layer="layout" svg:width="3cm" svg:height="0.8cm" svg:x="16cm" svg:y="12cm">
            <text:p text:style-name="P1"><text:span text:style-name="T3">Historia</text:span></text:p>
            <draw:enhanced-geometry svg:viewBox="0 0 21600 21600" draw:type="rectangle" draw:enhanced-path="M 0 0 L 21600 0 21600 21600 0 21600 0 0 Z N"/>
          </draw:custom-shape>
          <draw:g>
            <draw:custom-shape draw:style-name="gr21" draw:text-style-name="P16" draw:layer="layout" svg:width="0.4cm" svg:height="0.392cm" svg:x="10.6cm" svg:y="12.4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6" draw:layer="layout" svg:width="0.4cm" svg:height="0.118cm" svg:x="10.6cm" svg:y="12.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7" draw:text-style-name="P12" draw:layer="layout" svg:width="1.4cm" svg:height="0.6cm" svg:x="11.045cm" svg:y="11.8cm">
            <text:p text:style-name="P11"><text:span text:style-name="T3">4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0.6cm" svg:height="0.6cm" svg:x="12.345cm" svg:y="11.8cm">
            <text:p text:style-name="P1"><text:span text:style-name="T3">¿10?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9" draw:layer="layout" svg:width="0.6cm" svg:height="0.4cm" svg:x="10.546cm" svg:y="11.901cm">
            <text:p/>
            <draw:enhanced-geometry svg:viewBox="0 0 21600 21600" draw:text-areas="?f5 ?f1 ?f6 ?f3" draw:type="left-right-arrow" draw:modifiers="6469.21797004992 6086.78304239402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g>
          <draw:custom-shape draw:style-name="gr26" draw:text-style-name="P9" draw:layer="layout" svg:width="10.8cm" svg:height="2cm" svg:x="8.6cm" svg:y="1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0" draw:layer="layout" svg:width="10.4cm" svg:height="0.6cm" svg:x="8.8cm" svg:y="14.2cm">
            <text:p text:style-name="P1"><text:span text:style-name="T3">Historia de la Genética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2" draw:layer="layout" svg:width="1.4cm" svg:height="0.6cm" svg:x="9.2cm" svg:y="14.8cm">
            <text:p text:style-name="P11"><text:span text:style-name="T3">43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8" draw:layer="layout" svg:width="0.641cm" svg:height="0.631cm" draw:transform="rotate (-0.785398163397448) translate (9.046cm 14.6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8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2" draw:layer="layout" svg:width="1.4cm" svg:height="0.6cm" svg:x="9.2cm" svg:y="15.3cm">
            <text:p text:style-name="P11"><text:span text:style-name="T3">614</text:span></text:p>
            <draw:enhanced-geometry svg:viewBox="0 0 21600 21600" draw:type="rectangle" draw:enhanced-path="M 0 0 L 21600 0 21600 21600 0 21600 0 0 Z N"/>
          </draw:custom-shape>
          <draw:g>
            <draw:custom-shape draw:style-name="gr19" draw:text-style-name="P13" draw:layer="layout" svg:width="0.6cm" svg:height="0.4cm" svg:x="8.8cm" svg:y="15.4cm">
              <text:p/>
              <draw:enhanced-geometry svg:viewBox="0 0 21600 21600" draw:glue-points="10800 0 3163 3163 0 10800 3163 18437 10800 21600 18437 18437 21600 10800 18437 3163" draw:text-areas="3163 3163 18437 18437" draw:type="ring" draw:modifiers="2266.86656671664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9" draw:text-style-name="P13" draw:layer="layout" svg:width="0.12cm" svg:height="0.134cm" svg:x="9.04cm" svg:y="15.5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20" draw:text-style-name="P15" draw:layer="layout" svg:width="3cm" svg:height="0.6cm" svg:x="10.9cm" svg:y="15.3cm">
            <text:p text:style-name="P14"><text:span text:style-name="T3">17-02-201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7" draw:layer="layout" svg:width="3cm" svg:height="0.8cm" svg:x="16cm" svg:y="15cm">
            <text:p text:style-name="P1"><text:span text:style-name="T3">Historia</text:span></text:p>
            <draw:enhanced-geometry svg:viewBox="0 0 21600 21600" draw:type="rectangle" draw:enhanced-path="M 0 0 L 21600 0 21600 21600 0 21600 0 0 Z N"/>
          </draw:custom-shape>
          <draw:g>
            <draw:custom-shape draw:style-name="gr21" draw:text-style-name="P16" draw:layer="layout" svg:width="0.4cm" svg:height="0.392cm" svg:x="10.6cm" svg:y="15.4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6" draw:layer="layout" svg:width="0.4cm" svg:height="0.118cm" svg:x="10.6cm" svg:y="15.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7" draw:text-style-name="P12" draw:layer="layout" svg:width="1.4cm" svg:height="0.6cm" svg:x="11.045cm" svg:y="14.8cm">
            <text:p text:style-name="P11"><text:span text:style-name="T3">5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0.6cm" svg:height="0.6cm" svg:x="12.345cm" svg:y="14.8cm">
            <text:p text:style-name="P1"><text:span text:style-name="T3">¿15?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9" draw:layer="layout" svg:width="0.6cm" svg:height="0.4cm" svg:x="10.546cm" svg:y="14.901cm">
            <text:p/>
            <draw:enhanced-geometry svg:viewBox="0 0 21600 21600" draw:text-areas="?f5 ?f1 ?f6 ?f3" draw:type="left-right-arrow" draw:modifiers="6469.21797004992 6086.78304239402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g>
          <draw:custom-shape draw:style-name="gr26" draw:text-style-name="P9" draw:layer="layout" svg:width="10.8cm" svg:height="2cm" svg:x="8.6cm" svg:y="1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0" draw:layer="layout" svg:width="10.4cm" svg:height="0.6cm" svg:x="8.8cm" svg:y="17.2cm">
            <text:p text:style-name="P1"><text:span text:style-name="T3">Fundamentos de la Genética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2" draw:layer="layout" svg:width="1.4cm" svg:height="0.6cm" svg:x="9.2cm" svg:y="17.8cm">
            <text:p text:style-name="P11"><text:span text:style-name="T3">34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8" draw:layer="layout" svg:width="0.641cm" svg:height="0.631cm" draw:transform="rotate (-0.785398163397448) translate (9.046cm 17.6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8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2" draw:layer="layout" svg:width="1.4cm" svg:height="0.6cm" svg:x="9.2cm" svg:y="18.3cm">
            <text:p text:style-name="P11"><text:span text:style-name="T3">950</text:span></text:p>
            <draw:enhanced-geometry svg:viewBox="0 0 21600 21600" draw:type="rectangle" draw:enhanced-path="M 0 0 L 21600 0 21600 21600 0 21600 0 0 Z N"/>
          </draw:custom-shape>
          <draw:g>
            <draw:custom-shape draw:style-name="gr19" draw:text-style-name="P13" draw:layer="layout" svg:width="0.6cm" svg:height="0.4cm" svg:x="8.8cm" svg:y="18.4cm">
              <text:p/>
              <draw:enhanced-geometry svg:viewBox="0 0 21600 21600" draw:glue-points="10800 0 3163 3163 0 10800 3163 18437 10800 21600 18437 18437 21600 10800 18437 3163" draw:text-areas="3163 3163 18437 18437" draw:type="ring" draw:modifiers="2266.86656671664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9" draw:text-style-name="P13" draw:layer="layout" svg:width="0.12cm" svg:height="0.134cm" svg:x="9.04cm" svg:y="18.5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20" draw:text-style-name="P15" draw:layer="layout" svg:width="3cm" svg:height="0.6cm" svg:x="10.9cm" svg:y="18.3cm">
            <text:p text:style-name="P14"><text:span text:style-name="T3">10-03-201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7" draw:layer="layout" svg:width="3cm" svg:height="0.8cm" svg:x="16cm" svg:y="18cm">
            <text:p text:style-name="P1"><text:span text:style-name="T3">Biología</text:span></text:p>
            <draw:enhanced-geometry svg:viewBox="0 0 21600 21600" draw:type="rectangle" draw:enhanced-path="M 0 0 L 21600 0 21600 21600 0 21600 0 0 Z N"/>
          </draw:custom-shape>
          <draw:g>
            <draw:custom-shape draw:style-name="gr21" draw:text-style-name="P16" draw:layer="layout" svg:width="0.4cm" svg:height="0.392cm" svg:x="10.6cm" svg:y="18.4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6" draw:layer="layout" svg:width="0.4cm" svg:height="0.118cm" svg:x="10.6cm" svg:y="18.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7" draw:text-style-name="P12" draw:layer="layout" svg:width="1.4cm" svg:height="0.6cm" svg:x="11.045cm" svg:y="17.8cm">
            <text:p text:style-name="P11"><text:span text:style-name="T3">10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0.6cm" svg:height="0.6cm" svg:x="12.345cm" svg:y="17.8cm">
            <text:p text:style-name="P1"><text:span text:style-name="T3">¿40?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9" draw:layer="layout" svg:width="0.6cm" svg:height="0.4cm" svg:x="10.546cm" svg:y="17.901cm">
            <text:p/>
            <draw:enhanced-geometry svg:viewBox="0 0 21600 21600" draw:text-areas="?f5 ?f1 ?f6 ?f3" draw:type="left-right-arrow" draw:modifiers="6469.21797004992 6086.78304239402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custom-shape draw:style-name="gr27" draw:text-style-name="P19" draw:layer="layout" svg:width="10.8cm" svg:height="2cm" svg:x="8.6cm" svg:y="5cm">
          <office:event-listeners>
            <presentation:event-listener script:event-name="dom:click" presentation:action="show" xlink:href="#page4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8" draw:layer="layout" svg:width="13.968cm" svg:height="10.476cm" svg:x="3.81cm" svg:y="2.123cm" draw:page-number="1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12cm" svg:height="18cm" svg:x="8cm" svg:y="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2" draw:layer="layout" svg:width="8cm" svg:height="2cm" svg:x="10cm" svg:y="2.05cm">
          <text:p text:style-name="P21"><text:span text:style-name="T4">Matemátic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1.55cm" svg:height="15.65cm" svg:x="8.2cm" svg:y="4.15cm">
          <text:p/>
          <draw:enhanced-geometry svg:viewBox="0 0 21600 21600" draw:type="rectangle" draw:enhanced-path="M 0 0 L 21600 0 21600 21600 0 21600 0 0 Z N"/>
        </draw:custom-shape>
        <draw:g>
          <office:event-listeners>
            <presentation:event-listener script:event-name="dom:click" presentation:action="next-page"/>
          </office:event-listeners>
          <draw:custom-shape draw:style-name="gr4" draw:text-style-name="P5" draw:layer="layout" svg:width="1.9cm" svg:height="1.9cm" svg:x="8.1cm" svg:y="2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608cm" svg:height="0.608cm" svg:x="8.518cm" svg:y="2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6" draw:layer="layout" svg:x1="9.05cm" svg:y1="2.962cm" svg:x2="9.506cm" svg:y2="3.418cm">
            <text:p/>
          </draw:line>
          <draw:custom-shape draw:style-name="gr7" draw:text-style-name="P7" draw:layer="layout" svg:width="1.671cm" svg:height="0.38cm" svg:x="8.215cm" svg:y="3.418cm">
            <text:p text:style-name="P1"><text:span text:style-name="T2">Busca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office:event-listeners>
            <presentation:event-listener script:event-name="dom:click" presentation:action="stop"/>
          </office:event-listeners>
          <draw:custom-shape draw:style-name="gr8" draw:text-style-name="P5" draw:layer="layout" svg:width="1.936cm" svg:height="1.95cm" svg:x="18cm" svg:y="2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8" draw:layer="layout" svg:width="1.147cm" svg:height="0.689cm" draw:transform="rotate (-1.5707963267949) translate (18.861cm 2.738cm)">
            <text:p/>
            <draw:enhanced-geometry draw:glue-point-type="segments" draw:type="mso-spt100" draw:modifiers="-90 90.0838065411777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0" draw:text-style-name="P8" draw:layer="layout" svg:width="0.458cm" svg:height="0.459cm" svg:x="18.288cm" svg:y="2.2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1.705cm" svg:height="0.39cm" svg:x="18.057cm" svg:y="3.541cm">
            <text:p text:style-name="P1"><text:span text:style-name="T2">Sali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0.689cm" svg:height="1.262cm" svg:x="19.09cm" svg:y="2.279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0.917cm" svg:height="0.573cm" svg:x="18.288cm" svg:y="2.96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" draw:text-style-name="P5" draw:layer="layout" svg:width="0.115cm" svg:height="0.114cm" svg:x="19.549cm" svg:y="2.8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6" draw:text-style-name="P9" draw:layer="layout" svg:width="10.8cm" svg:height="2cm" svg:x="8.6cm" svg:y="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0" draw:layer="layout" svg:width="10.4cm" svg:height="0.6cm" svg:x="8.8cm" svg:y="5.2cm">
            <text:p text:style-name="P1"><text:span text:style-name="T3">Números especiales en la matemática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2" draw:layer="layout" svg:width="1.4cm" svg:height="0.6cm" svg:x="9.2cm" svg:y="5.8cm">
            <text:p text:style-name="P11"><text:span text:style-name="T3">2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8" draw:layer="layout" svg:width="0.641cm" svg:height="0.631cm" draw:transform="rotate (-0.785398163397448) translate (9.046cm 5.6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8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2" draw:layer="layout" svg:width="1.4cm" svg:height="0.6cm" svg:x="9.2cm" svg:y="6.3cm">
            <text:p text:style-name="P11"><text:span text:style-name="T3">154</text:span></text:p>
            <draw:enhanced-geometry svg:viewBox="0 0 21600 21600" draw:type="rectangle" draw:enhanced-path="M 0 0 L 21600 0 21600 21600 0 21600 0 0 Z N"/>
          </draw:custom-shape>
          <draw:g>
            <draw:custom-shape draw:style-name="gr19" draw:text-style-name="P13" draw:layer="layout" svg:width="0.6cm" svg:height="0.4cm" svg:x="8.8cm" svg:y="6.4cm">
              <text:p/>
              <draw:enhanced-geometry svg:viewBox="0 0 21600 21600" draw:glue-points="10800 0 3163 3163 0 10800 3163 18437 10800 21600 18437 18437 21600 10800 18437 3163" draw:text-areas="3163 3163 18437 18437" draw:type="ring" draw:modifiers="2266.86656671664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9" draw:text-style-name="P13" draw:layer="layout" svg:width="0.12cm" svg:height="0.134cm" svg:x="9.04cm" svg:y="6.5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20" draw:text-style-name="P15" draw:layer="layout" svg:width="3cm" svg:height="0.6cm" svg:x="10.9cm" svg:y="6.3cm">
            <text:p text:style-name="P14"><text:span text:style-name="T3">04-03-201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1" draw:text-style-name="P16" draw:layer="layout" svg:width="0.4cm" svg:height="0.392cm" svg:x="10.6cm" svg:y="6.40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6" draw:layer="layout" svg:width="0.4cm" svg:height="0.118cm" svg:x="10.6cm" svg:y="6.40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3" draw:text-style-name="P17" draw:layer="layout" svg:width="3cm" svg:height="0.8cm" svg:x="16cm" svg:y="6cm">
            <text:p text:style-name="P1"><text:span text:style-name="T3">Matemática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2" draw:layer="layout" svg:width="1.4cm" svg:height="0.6cm" svg:x="11cm" svg:y="5.8cm">
            <text:p text:style-name="P11"><text:span text:style-name="T3">3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9" draw:layer="layout" svg:width="0.6cm" svg:height="0.4cm" svg:x="10.5cm" svg:y="5.9cm">
            <text:p/>
            <draw:enhanced-geometry svg:viewBox="0 0 21600 21600" draw:text-areas="?f5 ?f1 ?f6 ?f3" draw:type="left-right-arrow" draw:modifiers="6469.21797004992 6086.78304239402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5" draw:text-style-name="P18" draw:layer="layout" svg:width="0.6cm" svg:height="0.6cm" svg:x="12.3cm" svg:y="5.8cm">
            <text:p text:style-name="P1"><text:span text:style-name="T3">¿3?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6" draw:text-style-name="P9" draw:layer="layout" svg:width="10.8cm" svg:height="2cm" svg:x="8.6cm" svg:y="8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0" draw:layer="layout" svg:width="10.4cm" svg:height="0.6cm" svg:x="8.8cm" svg:y="8.2cm">
            <text:p text:style-name="P1"><text:span text:style-name="T3">Historia de la Independencia Venezolana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2" draw:layer="layout" svg:width="1.4cm" svg:height="0.6cm" svg:x="9.2cm" svg:y="8.8cm">
            <text:p text:style-name="P11"><text:span text:style-name="T3">90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8" draw:layer="layout" svg:width="0.641cm" svg:height="0.631cm" draw:transform="rotate (-0.785398163397448) translate (9.046cm 8.6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8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2" draw:layer="layout" svg:width="1.4cm" svg:height="0.6cm" svg:x="9.2cm" svg:y="9.3cm">
            <text:p text:style-name="P11"><text:span text:style-name="T3">632</text:span></text:p>
            <draw:enhanced-geometry svg:viewBox="0 0 21600 21600" draw:type="rectangle" draw:enhanced-path="M 0 0 L 21600 0 21600 21600 0 21600 0 0 Z N"/>
          </draw:custom-shape>
          <draw:g>
            <draw:custom-shape draw:style-name="gr19" draw:text-style-name="P13" draw:layer="layout" svg:width="0.6cm" svg:height="0.4cm" svg:x="8.8cm" svg:y="9.4cm">
              <text:p/>
              <draw:enhanced-geometry svg:viewBox="0 0 21600 21600" draw:glue-points="10800 0 3163 3163 0 10800 3163 18437 10800 21600 18437 18437 21600 10800 18437 3163" draw:text-areas="3163 3163 18437 18437" draw:type="ring" draw:modifiers="2266.86656671664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9" draw:text-style-name="P13" draw:layer="layout" svg:width="0.12cm" svg:height="0.134cm" svg:x="9.04cm" svg:y="9.5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20" draw:text-style-name="P15" draw:layer="layout" svg:width="3cm" svg:height="0.6cm" svg:x="10.9cm" svg:y="9.3cm">
            <text:p text:style-name="P14"><text:span text:style-name="T3">01-01-201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7" draw:layer="layout" svg:width="3cm" svg:height="0.8cm" svg:x="16cm" svg:y="9cm">
            <text:p text:style-name="P1"><text:span text:style-name="T3">Historia</text:span></text:p>
            <draw:enhanced-geometry svg:viewBox="0 0 21600 21600" draw:type="rectangle" draw:enhanced-path="M 0 0 L 21600 0 21600 21600 0 21600 0 0 Z N"/>
          </draw:custom-shape>
          <draw:g>
            <draw:custom-shape draw:style-name="gr21" draw:text-style-name="P16" draw:layer="layout" svg:width="0.4cm" svg:height="0.392cm" svg:x="10.6cm" svg:y="9.4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6" draw:layer="layout" svg:width="0.4cm" svg:height="0.118cm" svg:x="10.6cm" svg:y="9.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7" draw:text-style-name="P12" draw:layer="layout" svg:width="1.4cm" svg:height="0.6cm" svg:x="11.045cm" svg:y="8.8cm">
            <text:p text:style-name="P11"><text:span text:style-name="T3">7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0.6cm" svg:height="0.6cm" svg:x="12.345cm" svg:y="8.8cm">
            <text:p text:style-name="P1"><text:span text:style-name="T3">¿21?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9" draw:layer="layout" svg:width="0.6cm" svg:height="0.4cm" svg:x="10.546cm" svg:y="8.901cm">
            <text:p/>
            <draw:enhanced-geometry svg:viewBox="0 0 21600 21600" draw:text-areas="?f5 ?f1 ?f6 ?f3" draw:type="left-right-arrow" draw:modifiers="6469.21797004992 6086.78304239402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g>
          <draw:custom-shape draw:style-name="gr26" draw:text-style-name="P9" draw:layer="layout" svg:width="10.8cm" svg:height="2cm" svg:x="8.6cm" svg:y="11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0" draw:layer="layout" svg:width="10.4cm" svg:height="0.6cm" svg:x="8.8cm" svg:y="11.2cm">
            <text:p text:style-name="P1"><text:span text:style-name="T3">Historia de la Carrera Espacial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2" draw:layer="layout" svg:width="1.4cm" svg:height="0.6cm" svg:x="9.2cm" svg:y="11.8cm">
            <text:p text:style-name="P11"><text:span text:style-name="T3">7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8" draw:layer="layout" svg:width="0.641cm" svg:height="0.631cm" draw:transform="rotate (-0.785398163397448) translate (9.046cm 11.6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8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2" draw:layer="layout" svg:width="1.4cm" svg:height="0.6cm" svg:x="9.2cm" svg:y="12.3cm">
            <text:p text:style-name="P11"><text:span text:style-name="T3">700</text:span></text:p>
            <draw:enhanced-geometry svg:viewBox="0 0 21600 21600" draw:type="rectangle" draw:enhanced-path="M 0 0 L 21600 0 21600 21600 0 21600 0 0 Z N"/>
          </draw:custom-shape>
          <draw:g>
            <draw:custom-shape draw:style-name="gr19" draw:text-style-name="P13" draw:layer="layout" svg:width="0.6cm" svg:height="0.4cm" svg:x="8.8cm" svg:y="12.4cm">
              <text:p/>
              <draw:enhanced-geometry svg:viewBox="0 0 21600 21600" draw:glue-points="10800 0 3163 3163 0 10800 3163 18437 10800 21600 18437 18437 21600 10800 18437 3163" draw:text-areas="3163 3163 18437 18437" draw:type="ring" draw:modifiers="2266.86656671664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9" draw:text-style-name="P13" draw:layer="layout" svg:width="0.12cm" svg:height="0.134cm" svg:x="9.04cm" svg:y="12.5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20" draw:text-style-name="P15" draw:layer="layout" svg:width="3cm" svg:height="0.6cm" svg:x="10.9cm" svg:y="12.3cm">
            <text:p text:style-name="P14"><text:span text:style-name="T3">05-02-201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7" draw:layer="layout" svg:width="3cm" svg:height="0.8cm" svg:x="16cm" svg:y="12cm">
            <text:p text:style-name="P1"><text:span text:style-name="T3">Historia</text:span></text:p>
            <draw:enhanced-geometry svg:viewBox="0 0 21600 21600" draw:type="rectangle" draw:enhanced-path="M 0 0 L 21600 0 21600 21600 0 21600 0 0 Z N"/>
          </draw:custom-shape>
          <draw:g>
            <draw:custom-shape draw:style-name="gr21" draw:text-style-name="P16" draw:layer="layout" svg:width="0.4cm" svg:height="0.392cm" svg:x="10.6cm" svg:y="12.4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6" draw:layer="layout" svg:width="0.4cm" svg:height="0.118cm" svg:x="10.6cm" svg:y="12.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7" draw:text-style-name="P12" draw:layer="layout" svg:width="1.4cm" svg:height="0.6cm" svg:x="11.045cm" svg:y="11.8cm">
            <text:p text:style-name="P11"><text:span text:style-name="T3">4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0.6cm" svg:height="0.6cm" svg:x="12.345cm" svg:y="11.8cm">
            <text:p text:style-name="P1"><text:span text:style-name="T3">¿10?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9" draw:layer="layout" svg:width="0.6cm" svg:height="0.4cm" svg:x="10.546cm" svg:y="11.901cm">
            <text:p/>
            <draw:enhanced-geometry svg:viewBox="0 0 21600 21600" draw:text-areas="?f5 ?f1 ?f6 ?f3" draw:type="left-right-arrow" draw:modifiers="6469.21797004992 6086.78304239402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g>
          <draw:custom-shape draw:style-name="gr26" draw:text-style-name="P9" draw:layer="layout" svg:width="10.8cm" svg:height="2cm" svg:x="8.6cm" svg:y="1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0" draw:layer="layout" svg:width="10.4cm" svg:height="0.6cm" svg:x="8.8cm" svg:y="14.2cm">
            <text:p text:style-name="P1"><text:span text:style-name="T3">Historia de la Genética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2" draw:layer="layout" svg:width="1.4cm" svg:height="0.6cm" svg:x="9.2cm" svg:y="14.8cm">
            <text:p text:style-name="P11"><text:span text:style-name="T3">43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8" draw:layer="layout" svg:width="0.641cm" svg:height="0.631cm" draw:transform="rotate (-0.785398163397448) translate (9.046cm 14.6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8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2" draw:layer="layout" svg:width="1.4cm" svg:height="0.6cm" svg:x="9.2cm" svg:y="15.3cm">
            <text:p text:style-name="P11"><text:span text:style-name="T3">614</text:span></text:p>
            <draw:enhanced-geometry svg:viewBox="0 0 21600 21600" draw:type="rectangle" draw:enhanced-path="M 0 0 L 21600 0 21600 21600 0 21600 0 0 Z N"/>
          </draw:custom-shape>
          <draw:g>
            <draw:custom-shape draw:style-name="gr19" draw:text-style-name="P13" draw:layer="layout" svg:width="0.6cm" svg:height="0.4cm" svg:x="8.8cm" svg:y="15.4cm">
              <text:p/>
              <draw:enhanced-geometry svg:viewBox="0 0 21600 21600" draw:glue-points="10800 0 3163 3163 0 10800 3163 18437 10800 21600 18437 18437 21600 10800 18437 3163" draw:text-areas="3163 3163 18437 18437" draw:type="ring" draw:modifiers="2266.86656671664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9" draw:text-style-name="P13" draw:layer="layout" svg:width="0.12cm" svg:height="0.134cm" svg:x="9.04cm" svg:y="15.5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20" draw:text-style-name="P15" draw:layer="layout" svg:width="3cm" svg:height="0.6cm" svg:x="10.9cm" svg:y="15.3cm">
            <text:p text:style-name="P14"><text:span text:style-name="T3">17-02-201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7" draw:layer="layout" svg:width="3cm" svg:height="0.8cm" svg:x="16cm" svg:y="15cm">
            <text:p text:style-name="P1"><text:span text:style-name="T3">Historia</text:span></text:p>
            <draw:enhanced-geometry svg:viewBox="0 0 21600 21600" draw:type="rectangle" draw:enhanced-path="M 0 0 L 21600 0 21600 21600 0 21600 0 0 Z N"/>
          </draw:custom-shape>
          <draw:g>
            <draw:custom-shape draw:style-name="gr21" draw:text-style-name="P16" draw:layer="layout" svg:width="0.4cm" svg:height="0.392cm" svg:x="10.6cm" svg:y="15.4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6" draw:layer="layout" svg:width="0.4cm" svg:height="0.118cm" svg:x="10.6cm" svg:y="15.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7" draw:text-style-name="P12" draw:layer="layout" svg:width="1.4cm" svg:height="0.6cm" svg:x="11.045cm" svg:y="14.8cm">
            <text:p text:style-name="P11"><text:span text:style-name="T3">5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0.6cm" svg:height="0.6cm" svg:x="12.345cm" svg:y="14.8cm">
            <text:p text:style-name="P1"><text:span text:style-name="T3">¿15?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9" draw:layer="layout" svg:width="0.6cm" svg:height="0.4cm" svg:x="10.546cm" svg:y="14.901cm">
            <text:p/>
            <draw:enhanced-geometry svg:viewBox="0 0 21600 21600" draw:text-areas="?f5 ?f1 ?f6 ?f3" draw:type="left-right-arrow" draw:modifiers="6469.21797004992 6086.78304239402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g>
          <draw:custom-shape draw:style-name="gr26" draw:text-style-name="P9" draw:layer="layout" svg:width="10.8cm" svg:height="2cm" svg:x="8.6cm" svg:y="1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0" draw:layer="layout" svg:width="10.4cm" svg:height="0.6cm" svg:x="8.8cm" svg:y="17.2cm">
            <text:p text:style-name="P1"><text:span text:style-name="T3">Fundamentos de la Genética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2" draw:layer="layout" svg:width="1.4cm" svg:height="0.6cm" svg:x="9.2cm" svg:y="17.8cm">
            <text:p text:style-name="P11"><text:span text:style-name="T3">34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8" draw:layer="layout" svg:width="0.641cm" svg:height="0.631cm" draw:transform="rotate (-0.785398163397448) translate (9.046cm 17.6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8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2" draw:layer="layout" svg:width="1.4cm" svg:height="0.6cm" svg:x="9.2cm" svg:y="18.3cm">
            <text:p text:style-name="P11"><text:span text:style-name="T3">950</text:span></text:p>
            <draw:enhanced-geometry svg:viewBox="0 0 21600 21600" draw:type="rectangle" draw:enhanced-path="M 0 0 L 21600 0 21600 21600 0 21600 0 0 Z N"/>
          </draw:custom-shape>
          <draw:g>
            <draw:custom-shape draw:style-name="gr19" draw:text-style-name="P13" draw:layer="layout" svg:width="0.6cm" svg:height="0.4cm" svg:x="8.8cm" svg:y="18.4cm">
              <text:p/>
              <draw:enhanced-geometry svg:viewBox="0 0 21600 21600" draw:glue-points="10800 0 3163 3163 0 10800 3163 18437 10800 21600 18437 18437 21600 10800 18437 3163" draw:text-areas="3163 3163 18437 18437" draw:type="ring" draw:modifiers="2266.86656671664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9" draw:text-style-name="P13" draw:layer="layout" svg:width="0.12cm" svg:height="0.134cm" svg:x="9.04cm" svg:y="18.5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20" draw:text-style-name="P15" draw:layer="layout" svg:width="3cm" svg:height="0.6cm" svg:x="10.9cm" svg:y="18.3cm">
            <text:p text:style-name="P14"><text:span text:style-name="T3">10-03-201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7" draw:layer="layout" svg:width="3cm" svg:height="0.8cm" svg:x="16cm" svg:y="18cm">
            <text:p text:style-name="P1"><text:span text:style-name="T3">Biología</text:span></text:p>
            <draw:enhanced-geometry svg:viewBox="0 0 21600 21600" draw:type="rectangle" draw:enhanced-path="M 0 0 L 21600 0 21600 21600 0 21600 0 0 Z N"/>
          </draw:custom-shape>
          <draw:g>
            <draw:custom-shape draw:style-name="gr21" draw:text-style-name="P16" draw:layer="layout" svg:width="0.4cm" svg:height="0.392cm" svg:x="10.6cm" svg:y="18.4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6" draw:layer="layout" svg:width="0.4cm" svg:height="0.118cm" svg:x="10.6cm" svg:y="18.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7" draw:text-style-name="P12" draw:layer="layout" svg:width="1.4cm" svg:height="0.6cm" svg:x="11.045cm" svg:y="17.8cm">
            <text:p text:style-name="P11"><text:span text:style-name="T3">10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8" draw:layer="layout" svg:width="0.6cm" svg:height="0.6cm" svg:x="12.345cm" svg:y="17.8cm">
            <text:p text:style-name="P1"><text:span text:style-name="T3">¿40?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9" draw:layer="layout" svg:width="0.6cm" svg:height="0.4cm" svg:x="10.546cm" svg:y="17.901cm">
            <text:p/>
            <draw:enhanced-geometry svg:viewBox="0 0 21600 21600" draw:text-areas="?f5 ?f1 ?f6 ?f3" draw:type="left-right-arrow" draw:modifiers="6469.21797004992 6086.78304239402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custom-shape draw:style-name="gr27" draw:text-style-name="P19" draw:layer="layout" svg:width="10.8cm" svg:height="2cm" svg:x="8.6cm" svg:y="5cm">
          <office:event-listeners>
            <presentation:event-listener script:event-name="dom:click" presentation:action="show" xlink:href="#page4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8" draw:layer="layout" svg:width="13.968cm" svg:height="10.476cm" svg:x="3.81cm" svg:y="2.123cm" draw:page-number="2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12cm" svg:height="18cm" svg:x="8cm" svg:y="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8cm" svg:height="2cm" svg:x="10cm" svg:y="2.05cm">
          <text:p text:style-name="P2"><text:span text:style-name="T5">Matemátic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1.55cm" svg:height="15.65cm" svg:x="8.2cm" svg:y="4.15cm">
          <text:p/>
          <draw:enhanced-geometry svg:viewBox="0 0 21600 21600" draw:type="rectangle" draw:enhanced-path="M 0 0 L 21600 0 21600 21600 0 21600 0 0 Z N"/>
        </draw:custom-shape>
        <draw:g>
          <office:event-listeners>
            <presentation:event-listener script:event-name="dom:click" presentation:action="show" xlink:href="#" xlink:type="simple" xlink:show="embed" xlink:actuate="onRequest"/>
          </office:event-listeners>
          <draw:custom-shape draw:style-name="gr4" draw:text-style-name="P5" draw:layer="layout" svg:width="1.9cm" svg:height="1.9cm" svg:x="8.1cm" svg:y="2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608cm" svg:height="0.608cm" svg:x="8.518cm" svg:y="2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6" draw:layer="layout" svg:x1="9.05cm" svg:y1="2.962cm" svg:x2="9.506cm" svg:y2="3.418cm">
            <text:p/>
          </draw:line>
          <draw:custom-shape draw:style-name="gr7" draw:text-style-name="P7" draw:layer="layout" svg:width="1.671cm" svg:height="0.38cm" svg:x="8.215cm" svg:y="3.418cm">
            <text:p text:style-name="P1"><text:span text:style-name="T2">Busca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office:event-listeners>
            <presentation:event-listener script:event-name="dom:click" presentation:action="next-page"/>
          </office:event-listeners>
          <draw:custom-shape draw:style-name="gr26" draw:text-style-name="P9" draw:layer="layout" svg:width="10.8cm" svg:height="2cm" svg:x="8.6cm" svg:y="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0" draw:layer="layout" svg:width="10.4cm" svg:height="0.6cm" svg:x="8.8cm" svg:y="5.2cm">
            <text:p text:style-name="P1"><text:span text:style-name="T3">Números especiales en la matemática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2" draw:layer="layout" svg:width="1.4cm" svg:height="0.6cm" svg:x="9.2cm" svg:y="5.8cm">
            <text:p text:style-name="P11"><text:span text:style-name="T3">2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8" draw:layer="layout" svg:width="0.641cm" svg:height="0.631cm" draw:transform="rotate (-0.785398163397448) translate (9.046cm 5.6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8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2" draw:layer="layout" svg:width="1.4cm" svg:height="0.6cm" svg:x="9.2cm" svg:y="6.3cm">
            <text:p text:style-name="P11"><text:span text:style-name="T3">154</text:span></text:p>
            <draw:enhanced-geometry svg:viewBox="0 0 21600 21600" draw:type="rectangle" draw:enhanced-path="M 0 0 L 21600 0 21600 21600 0 21600 0 0 Z N"/>
          </draw:custom-shape>
          <draw:g>
            <draw:custom-shape draw:style-name="gr19" draw:text-style-name="P13" draw:layer="layout" svg:width="0.6cm" svg:height="0.4cm" svg:x="8.8cm" svg:y="6.4cm">
              <text:p/>
              <draw:enhanced-geometry svg:viewBox="0 0 21600 21600" draw:glue-points="10800 0 3163 3163 0 10800 3163 18437 10800 21600 18437 18437 21600 10800 18437 3163" draw:text-areas="3163 3163 18437 18437" draw:type="ring" draw:modifiers="2266.86656671664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19" draw:text-style-name="P13" draw:layer="layout" svg:width="0.12cm" svg:height="0.134cm" svg:x="9.04cm" svg:y="6.5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20" draw:text-style-name="P15" draw:layer="layout" svg:width="3cm" svg:height="0.6cm" svg:x="10.9cm" svg:y="6.3cm">
            <text:p text:style-name="P14"><text:span text:style-name="T3">04-03-201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1" draw:text-style-name="P16" draw:layer="layout" svg:width="0.4cm" svg:height="0.392cm" svg:x="10.6cm" svg:y="6.408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6" draw:layer="layout" svg:width="0.4cm" svg:height="0.118cm" svg:x="10.6cm" svg:y="6.40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3" draw:text-style-name="P17" draw:layer="layout" svg:width="3cm" svg:height="0.8cm" svg:x="16cm" svg:y="6cm">
            <text:p text:style-name="P1"><text:span text:style-name="T3">Matemática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2" draw:layer="layout" svg:width="1.4cm" svg:height="0.6cm" svg:x="11cm" svg:y="5.8cm">
            <text:p text:style-name="P11"><text:span text:style-name="T3">3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9" draw:layer="layout" svg:width="0.6cm" svg:height="0.4cm" svg:x="10.5cm" svg:y="5.9cm">
            <text:p/>
            <draw:enhanced-geometry svg:viewBox="0 0 21600 21600" draw:text-areas="?f5 ?f1 ?f6 ?f3" draw:type="left-right-arrow" draw:modifiers="6469.21797004992 6086.78304239402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5" draw:text-style-name="P18" draw:layer="layout" svg:width="0.6cm" svg:height="0.6cm" svg:x="12.3cm" svg:y="5.8cm">
            <text:p text:style-name="P1"><text:span text:style-name="T3">¿3?</text:span></text:p>
            <draw:enhanced-geometry svg:viewBox="0 0 21600 21600" draw:type="rectangle" draw:enhanced-path="M 0 0 L 21600 0 21600 21600 0 21600 0 0 Z N"/>
          </draw:custom-shape>
        </draw:g>
        <draw:g>
          <office:event-listeners>
            <presentation:event-listener script:event-name="dom:click" presentation:action="first-page"/>
          </office:event-listeners>
          <draw:custom-shape draw:style-name="gr30" draw:text-style-name="P8" draw:layer="layout" svg:width="1.97cm" svg:height="2cm" svg:x="18cm" svg:y="2.1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1.76cm" svg:height="0.4cm" svg:x="18.201cm" svg:y="3.54cm">
            <text:p text:style-name="P1"><text:span text:style-name="T2">Atrás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5" draw:layer="layout" svg:width="1.52cm" svg:height="0.965cm" svg:x="18.201cm" svg:y="2.394cm">
            <text:p/>
            <draw:enhanced-geometry svg:viewBox="0 0 21600 21600" draw:text-areas="?f7 ?f0 21600 ?f2" draw:type="left-arrow" draw:modifiers="8113.57833655706 4949.1773308958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28" draw:layer="layout" svg:width="13.968cm" svg:height="10.476cm" svg:x="3.81cm" svg:y="2.123cm" draw:page-number="3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12cm" svg:height="18cm" svg:x="8cm" svg:y="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8cm" svg:height="2cm" svg:x="10cm" svg:y="2.05cm">
          <text:p text:style-name="P2"><text:span text:style-name="T1">Buscar cuestionario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1.55cm" svg:height="15.65cm" svg:x="8.2cm" svg:y="4.15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5" draw:layer="layout" svg:width="1.9cm" svg:height="1.9cm" svg:x="8.1cm" svg:y="2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608cm" svg:height="0.608cm" svg:x="8.518cm" svg:y="2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6" draw:layer="layout" svg:x1="9.05cm" svg:y1="2.962cm" svg:x2="9.506cm" svg:y2="3.418cm">
            <text:p/>
          </draw:line>
          <draw:custom-shape draw:style-name="gr7" draw:text-style-name="P7" draw:layer="layout" svg:width="1.671cm" svg:height="0.38cm" svg:x="8.215cm" svg:y="3.418cm">
            <text:p text:style-name="P1"><text:span text:style-name="T2">Busca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3" draw:text-style-name="P9" draw:layer="layout" svg:width="10.8cm" svg:height="9cm" svg:x="8.6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3cm" svg:height="0.8cm" svg:x="16cm" svg:y="8.6cm">
          <text:p text:style-name="P5"><text:span text:style-name="T3">Matemática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.4cm" svg:height="0.6cm" svg:x="9.4cm" svg:y="8.3cm">
          <text:p text:style-name="P2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0.641cm" svg:height="0.631cm" draw:transform="rotate (-0.785398163397448) translate (9.246cm 8.1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layer="layout" svg:width="1.4cm" svg:height="0.6cm" svg:x="9.4cm" svg:y="8.8cm">
          <text:p text:style-name="P21"><text:span text:style-name="T3">154</text:span></text:p>
          <draw:enhanced-geometry svg:viewBox="0 0 21600 21600" draw:type="rectangle" draw:enhanced-path="M 0 0 L 21600 0 21600 21600 0 21600 0 0 Z N"/>
        </draw:custom-shape>
        <draw:g>
          <draw:custom-shape draw:style-name="gr19" draw:text-style-name="P13" draw:layer="layout" svg:width="0.6cm" svg:height="0.4cm" svg:x="9cm" svg:y="8.9cm">
            <text:p/>
            <draw:enhanced-geometry svg:viewBox="0 0 21600 21600" draw:glue-points="10800 0 3163 3163 0 10800 3163 18437 10800 21600 18437 18437 21600 10800 18437 3163" draw:text-areas="3163 3163 18437 18437" draw:type="ring" draw:modifiers="2266.86656671664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9" draw:text-style-name="P13" draw:layer="layout" svg:width="0.12cm" svg:height="0.134cm" svg:x="9.24cm" svg:y="9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0" draw:text-style-name="P15" draw:layer="layout" svg:width="3cm" svg:height="0.6cm" svg:x="11.1cm" svg:y="8.8cm">
          <text:p text:style-name="P24"><text:span text:style-name="T3">04-03-20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1" draw:text-style-name="P16" draw:layer="layout" svg:width="0.4cm" svg:height="0.392cm" svg:x="10.8cm" svg:y="8.908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6" draw:layer="layout" svg:width="0.4cm" svg:height="0.118cm" svg:x="10.8cm" svg:y="8.908cm">
            <text:p/>
            <draw:enhanced-geometry svg:viewBox="0 0 21600 21600" draw:type="rectangle" draw:enhanced-path="M 0 0 L 21600 0 21600 21600 0 21600 0 0 Z N"/>
          </draw:custom-shape>
        </draw:g>
        <draw:custom-shape draw:style-name="gr17" draw:text-style-name="P12" draw:layer="layout" svg:width="1.4cm" svg:height="0.6cm" svg:x="11.2cm" svg:y="8.3cm">
          <text:p text:style-name="P2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0.6cm" svg:height="0.4cm" svg:x="10.7cm" svg:y="8.4cm">
          <text:p/>
          <draw:enhanced-geometry svg:viewBox="0 0 21600 21600" draw:text-areas="?f5 ?f1 ?f6 ?f3" draw:type="left-right-arrow" draw:modifiers="6469.21797004992 6086.7830423940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" draw:text-style-name="P18" draw:layer="layout" svg:width="0.6cm" svg:height="0.6cm" svg:x="12.5cm" svg:y="8.3cm">
          <text:p text:style-name="P5"><text:span text:style-name="T3">¿4?</text:span></text:p>
          <draw:enhanced-geometry svg:viewBox="0 0 21600 21600" draw:type="rectangle" draw:enhanced-path="M 0 0 L 21600 0 21600 21600 0 21600 0 0 Z N"/>
        </draw:custom-shape>
        <draw:custom-shape draw:style-name="gr34" draw:text-style-name="P26" draw:layer="layout" svg:width="10.4cm" svg:height="7.2cm" svg:x="8.8cm" svg:y="9.6cm">
          <text:p text:style-name="P25"><text:span text:style-name="T6">En este cuestionario se trata el tema</text:span></text:p>
          <text:p text:style-name="P25"><text:span text:style-name="T6">de los valores matemáticos mas</text:span></text:p>
          <text:p text:style-name="P25"><text:span text:style-name="T6">importantes en la naturaleza, como</text:span></text:p>
          <text:p text:style-name="P25"><text:span text:style-name="T6">es el caso del número ∏, el e, o el</text:span></text:p>
          <text:p text:style-name="P25"><text:span text:style-name="T6">número áureo.</text:span></text:p>
          <draw:enhanced-geometry svg:viewBox="0 0 21600 21600" draw:type="rectangle" draw:enhanced-path="M 0 0 L 21600 0 21600 21600 0 21600 0 0 Z N"/>
        </draw:custom-shape>
        <draw:custom-shape draw:style-name="gr35" draw:text-style-name="P28" draw:layer="layout" svg:width="10.8cm" svg:height="2.4cm" svg:x="8.6cm" svg:y="17.2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27"><text:span text:style-name="T7">?</text:span></text:p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2.4cm" svg:height="1.4cm" svg:x="10cm" svg:y="17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9" draw:layer="layout" svg:width="2.4cm" svg:height="1.4cm" draw:transform="rotate (-3.14159265358979) translate (18cm 1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30" draw:layer="layout" svg:width="10.8cm" svg:height="2cm" svg:x="8.6cm" svg:y="5cm">
          <text:p text:style-name="P29"><text:span text:style-name="T8">Números especiales </text:span></text:p>
          <text:p text:style-name="P29"><text:span text:style-name="T8">en la matemática</text:span></text:p>
          <draw:enhanced-geometry svg:viewBox="0 0 21600 21600" draw:type="rectangle" draw:enhanced-path="M 0 0 L 21600 0 21600 21600 0 21600 0 0 Z N"/>
        </draw:custom-shape>
        <draw:g>
          <office:event-listeners>
            <presentation:event-listener script:event-name="dom:click" presentation:action="first-page"/>
          </office:event-listeners>
          <draw:custom-shape draw:style-name="gr30" draw:text-style-name="P8" draw:layer="layout" svg:width="1.97cm" svg:height="2cm" svg:x="18cm" svg:y="2.1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1.76cm" svg:height="0.4cm" svg:x="18.201cm" svg:y="3.54cm">
            <text:p text:style-name="P1"><text:span text:style-name="T2">Atrás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5" draw:layer="layout" svg:width="1.52cm" svg:height="0.965cm" svg:x="18.201cm" svg:y="2.394cm">
            <text:p/>
            <draw:enhanced-geometry svg:viewBox="0 0 21600 21600" draw:text-areas="?f7 ?f0 21600 ?f2" draw:type="left-arrow" draw:modifiers="8113.57833655706 4949.1773308958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28" draw:layer="layout" svg:width="13.968cm" svg:height="10.476cm" svg:x="3.81cm" svg:y="2.123cm" draw:page-number="4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12cm" svg:height="18cm" svg:x="8cm" svg:y="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8cm" svg:height="2cm" svg:x="10cm" svg:y="2.05cm">
          <text:p text:style-name="P2"><text:span text:style-name="T1">Buscar cuestionario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1.55cm" svg:height="15.65cm" svg:x="8.2cm" svg:y="4.2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5" draw:layer="layout" svg:width="1.9cm" svg:height="1.9cm" svg:x="8.1cm" svg:y="2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608cm" svg:height="0.608cm" svg:x="8.518cm" svg:y="2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6" draw:layer="layout" svg:x1="9.05cm" svg:y1="2.962cm" svg:x2="9.506cm" svg:y2="3.418cm">
            <text:p/>
          </draw:line>
          <draw:custom-shape draw:style-name="gr7" draw:text-style-name="P7" draw:layer="layout" svg:width="1.671cm" svg:height="0.38cm" svg:x="8.215cm" svg:y="3.418cm">
            <text:p text:style-name="P1"><text:span text:style-name="T2">Busca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9" draw:text-style-name="P31" draw:layer="layout" svg:width="10.8cm" svg:height="1cm" svg:x="8.6cm" svg:y="7cm">
            <text:p text:style-name="P11"><text:span text:style-name="T9">Pregunta 1: ¿Cuanto vale el número </text:span><text:span text:style-name="T10">∏</text:span><text:span text:style-name="T9">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32" draw:layer="layout" svg:width="1cm" svg:height="1cm" svg:x="18.4cm" svg:y="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33" draw:layer="layout" svg:width="0.6cm" svg:height="0.6cm" draw:transform="rotate (-3.14159265358979) translate (19.2cm 7.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42" draw:text-style-name="P34" draw:layer="layout" svg:width="10.8cm" svg:height="0.6cm" svg:x="8.6cm" svg:y="8cm">
          <office:event-listeners>
            <presentation:event-listener script:event-name="dom:click" presentation:action="next-page"/>
          </office:event-listeners>
          <text:p text:style-name="P21"><text:span text:style-name="T11">○</text:span><text:span text:style-name="T11">3.1416</text:span></text:p>
          <draw:enhanced-geometry svg:viewBox="0 0 21600 21600" draw:type="rectangle" draw:enhanced-path="M 0 0 L 21600 0 21600 21600 0 21600 0 0 Z N"/>
        </draw:custom-shape>
        <draw:custom-shape draw:style-name="gr42" draw:text-style-name="P34" draw:layer="layout" svg:width="10.8cm" svg:height="0.6cm" svg:x="8.6cm" svg:y="8.6cm">
          <text:p text:style-name="P21"><text:span text:style-name="T11">○</text:span><text:span text:style-name="T11">2.7183</text:span></text:p>
          <draw:enhanced-geometry svg:viewBox="0 0 21600 21600" draw:type="rectangle" draw:enhanced-path="M 0 0 L 21600 0 21600 21600 0 21600 0 0 Z N"/>
        </draw:custom-shape>
        <draw:custom-shape draw:style-name="gr42" draw:text-style-name="P34" draw:layer="layout" svg:width="10.8cm" svg:height="0.6cm" svg:x="8.6cm" svg:y="9.2cm">
          <text:p text:style-name="P21"><text:span text:style-name="T11">○</text:span><text:span text:style-name="T11">1.6180</text:span></text:p>
          <draw:enhanced-geometry svg:viewBox="0 0 21600 21600" draw:type="rectangle" draw:enhanced-path="M 0 0 L 21600 0 21600 21600 0 21600 0 0 Z N"/>
        </draw:custom-shape>
        <draw:custom-shape draw:style-name="gr42" draw:text-style-name="P34" draw:layer="layout" svg:width="10.8cm" svg:height="0.6cm" svg:x="8.6cm" svg:y="9.8cm">
          <text:p text:style-name="P21"><text:span text:style-name="T11">○</text:span><text:span text:style-name="T11">1.4142</text:span></text:p>
          <draw:enhanced-geometry svg:viewBox="0 0 21600 21600" draw:type="rectangle" draw:enhanced-path="M 0 0 L 21600 0 21600 21600 0 21600 0 0 Z N"/>
        </draw:custom-shape>
        <draw:g>
          <draw:custom-shape draw:style-name="gr43" draw:text-style-name="P35" draw:layer="layout" svg:width="10.8cm" svg:height="2.2cm" svg:x="8.6cm" svg:y="17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37" draw:layer="layout" svg:width="2.992cm" svg:height="0.68cm" svg:x="12.401cm" svg:y="18.9cm">
            <text:p text:style-name="P36"><text:span text:style-name="T2">Verific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45" draw:text-style-name="P6" draw:layer="layout" svg:x1="12.9cm" svg:y1="18.441cm" svg:x2="13.438cm" svg:y2="18.9cm">
              <text:p/>
            </draw:line>
            <draw:line draw:style-name="gr45" draw:text-style-name="P6" draw:layer="layout" svg:x1="14.471cm" svg:y1="17.6cm" svg:x2="13.371cm" svg:y2="18.9cm">
              <text:p/>
            </draw:line>
          </draw:g>
          <draw:g>
            <draw:line draw:style-name="gr45" draw:text-style-name="P6" draw:layer="layout" svg:x1="13.214cm" svg:y1="18.441cm" svg:x2="13.752cm" svg:y2="18.9cm">
              <text:p/>
            </draw:line>
            <draw:line draw:style-name="gr45" draw:text-style-name="P6" draw:layer="layout" svg:x1="14.786cm" svg:y1="17.6cm" svg:x2="13.686cm" svg:y2="18.9cm">
              <text:p/>
            </draw:line>
          </draw:g>
          <draw:g>
            <draw:line draw:style-name="gr45" draw:text-style-name="P6" draw:layer="layout" svg:x1="13.529cm" svg:y1="18.441cm" svg:x2="14.067cm" svg:y2="18.9cm">
              <text:p/>
            </draw:line>
            <draw:line draw:style-name="gr45" draw:text-style-name="P6" draw:layer="layout" svg:x1="15.1cm" svg:y1="17.6cm" svg:x2="14cm" svg:y2="18.9cm">
              <text:p/>
            </draw:line>
          </draw:g>
        </draw:g>
        <draw:g>
          <draw:custom-shape draw:style-name="gr39" draw:text-style-name="P31" draw:layer="layout" svg:width="10.8cm" svg:height="1cm" svg:x="8.6cm" svg:y="10.5cm">
            <text:p text:style-name="P11"><text:span text:style-name="T9">Pregunta 2: ¿Cuanto vale el número e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32" draw:layer="layout" svg:width="1cm" svg:height="1cm" svg:x="18.4cm" svg:y="10.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33" draw:layer="layout" svg:width="0.6cm" svg:height="0.6cm" draw:transform="rotate (1.5707963267949) translate (18.6cm 11.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39" draw:text-style-name="P31" draw:layer="layout" svg:width="10.8cm" svg:height="1cm" svg:x="8.605cm" svg:y="11.6cm">
            <text:p text:style-name="P11"><text:span text:style-name="T9">Pregunta 3: ¿Cuanto vale el número </text:span><text:span text:style-name="T10">φ</text:span><text:span text:style-name="T9">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32" draw:layer="layout" svg:width="1cm" svg:height="1cm" svg:x="18.405cm" svg:y="11.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33" draw:layer="layout" svg:width="0.6cm" svg:height="0.6cm" draw:transform="rotate (1.5707963267949) translate (18.605cm 12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7" draw:text-style-name="P30" draw:layer="layout" svg:width="10.8cm" svg:height="2cm" svg:x="8.6cm" svg:y="4.5cm">
          <text:p text:style-name="P29"><text:span text:style-name="T8">Números especiales </text:span></text:p>
          <text:p text:style-name="P29"><text:span text:style-name="T8">en la matemática</text:span></text:p>
          <draw:enhanced-geometry svg:viewBox="0 0 21600 21600" draw:type="rectangle" draw:enhanced-path="M 0 0 L 21600 0 21600 21600 0 21600 0 0 Z N"/>
        </draw:custom-shape>
        <draw:g>
          <office:event-listeners>
            <presentation:event-listener script:event-name="dom:click" presentation:action="first-page"/>
          </office:event-listeners>
          <draw:custom-shape draw:style-name="gr30" draw:text-style-name="P8" draw:layer="layout" svg:width="1.97cm" svg:height="2cm" svg:x="18cm" svg:y="2.1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1.76cm" svg:height="0.4cm" svg:x="18.201cm" svg:y="3.54cm">
            <text:p text:style-name="P1"><text:span text:style-name="T2">Atrás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5" draw:layer="layout" svg:width="1.52cm" svg:height="0.965cm" svg:x="18.201cm" svg:y="2.394cm">
            <text:p/>
            <draw:enhanced-geometry svg:viewBox="0 0 21600 21600" draw:text-areas="?f7 ?f0 21600 ?f2" draw:type="left-arrow" draw:modifiers="8113.57833655706 4949.1773308958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28" draw:layer="layout" svg:width="13.968cm" svg:height="10.476cm" svg:x="3.81cm" svg:y="2.123cm" draw:page-number="5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12cm" svg:height="18cm" svg:x="8cm" svg:y="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8cm" svg:height="2cm" svg:x="10cm" svg:y="2.05cm">
          <text:p text:style-name="P2"><text:span text:style-name="T1">Buscar cuestionario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1.55cm" svg:height="15.65cm" svg:x="8.2cm" svg:y="4.2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5" draw:layer="layout" svg:width="1.9cm" svg:height="1.9cm" svg:x="8.1cm" svg:y="2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608cm" svg:height="0.608cm" svg:x="8.518cm" svg:y="2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6" draw:layer="layout" svg:x1="9.05cm" svg:y1="2.962cm" svg:x2="9.506cm" svg:y2="3.418cm">
            <text:p/>
          </draw:line>
          <draw:custom-shape draw:style-name="gr7" draw:text-style-name="P7" draw:layer="layout" svg:width="1.671cm" svg:height="0.38cm" svg:x="8.215cm" svg:y="3.418cm">
            <text:p text:style-name="P1"><text:span text:style-name="T2">Busca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6" draw:text-style-name="P38" draw:layer="layout" svg:width="10.8cm" svg:height="1cm" svg:x="8.6cm" svg:y="7cm">
            <text:p text:style-name="P11"><text:span text:style-name="T9">Pregunta 1: ¿Cuanto vale el número </text:span><text:span text:style-name="T10">∏</text:span><text:span text:style-name="T9">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32" draw:layer="layout" svg:width="1cm" svg:height="1cm" svg:x="18.4cm" svg:y="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33" draw:layer="layout" svg:width="0.6cm" svg:height="0.6cm" draw:transform="rotate (1.5707963267949) translate (18.6cm 7.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42" draw:text-style-name="P34" draw:layer="layout" svg:width="10.8cm" svg:height="0.6cm" svg:x="8.6cm" svg:y="9.15cm">
          <text:p text:style-name="P21"><text:span text:style-name="T11">○</text:span><text:span text:style-name="T11">3.1416</text:span></text:p>
          <draw:enhanced-geometry svg:viewBox="0 0 21600 21600" draw:type="rectangle" draw:enhanced-path="M 0 0 L 21600 0 21600 21600 0 21600 0 0 Z N"/>
        </draw:custom-shape>
        <draw:custom-shape draw:style-name="gr42" draw:text-style-name="P34" draw:layer="layout" svg:width="10.8cm" svg:height="0.6cm" svg:x="8.6cm" svg:y="9.75cm">
          <office:event-listeners>
            <presentation:event-listener script:event-name="dom:click" presentation:action="next-page"/>
          </office:event-listeners>
          <text:p text:style-name="P21"><text:span text:style-name="T11">○</text:span><text:span text:style-name="T11">2.7183</text:span></text:p>
          <draw:enhanced-geometry svg:viewBox="0 0 21600 21600" draw:type="rectangle" draw:enhanced-path="M 0 0 L 21600 0 21600 21600 0 21600 0 0 Z N"/>
        </draw:custom-shape>
        <draw:custom-shape draw:style-name="gr42" draw:text-style-name="P34" draw:layer="layout" svg:width="10.8cm" svg:height="0.6cm" svg:x="8.6cm" svg:y="10.35cm">
          <text:p text:style-name="P21"><text:span text:style-name="T11">○</text:span><text:span text:style-name="T11">1.6180</text:span></text:p>
          <draw:enhanced-geometry svg:viewBox="0 0 21600 21600" draw:type="rectangle" draw:enhanced-path="M 0 0 L 21600 0 21600 21600 0 21600 0 0 Z N"/>
        </draw:custom-shape>
        <draw:custom-shape draw:style-name="gr42" draw:text-style-name="P34" draw:layer="layout" svg:width="10.8cm" svg:height="0.6cm" svg:x="8.6cm" svg:y="10.95cm">
          <text:p text:style-name="P21"><text:span text:style-name="T11">○</text:span><text:span text:style-name="T11">1.4142</text:span></text:p>
          <draw:enhanced-geometry svg:viewBox="0 0 21600 21600" draw:type="rectangle" draw:enhanced-path="M 0 0 L 21600 0 21600 21600 0 21600 0 0 Z N"/>
        </draw:custom-shape>
        <draw:g>
          <draw:custom-shape draw:style-name="gr39" draw:text-style-name="P31" draw:layer="layout" svg:width="10.8cm" svg:height="1cm" svg:x="8.6cm" svg:y="8.1cm">
            <text:p text:style-name="P11"><text:span text:style-name="T9">Pregunta 2: ¿Cuanto vale el número e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32" draw:layer="layout" svg:width="1cm" svg:height="1cm" svg:x="18.4cm" svg:y="8.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33" draw:layer="layout" svg:width="0.6cm" svg:height="0.6cm" draw:transform="rotate (-3.14159265358979) translate (19.2cm 8.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39" draw:text-style-name="P31" draw:layer="layout" svg:width="10.8cm" svg:height="1cm" svg:x="8.605cm" svg:y="11.6cm">
            <text:p text:style-name="P11"><text:span text:style-name="T9">Pregunta 3: ¿Cuanto vale el número </text:span><text:span text:style-name="T10">φ</text:span><text:span text:style-name="T9">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32" draw:layer="layout" svg:width="1cm" svg:height="1cm" svg:x="18.405cm" svg:y="11.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33" draw:layer="layout" svg:width="0.6cm" svg:height="0.6cm" draw:transform="rotate (1.5707963267949) translate (18.605cm 12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43" draw:text-style-name="P35" draw:layer="layout" svg:width="10.8cm" svg:height="2.2cm" svg:x="8.6cm" svg:y="17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37" draw:layer="layout" svg:width="2.992cm" svg:height="0.68cm" svg:x="12.401cm" svg:y="18.9cm">
            <text:p text:style-name="P36"><text:span text:style-name="T2">Verific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45" draw:text-style-name="P6" draw:layer="layout" svg:x1="12.9cm" svg:y1="18.441cm" svg:x2="13.438cm" svg:y2="18.9cm">
              <text:p/>
            </draw:line>
            <draw:line draw:style-name="gr45" draw:text-style-name="P6" draw:layer="layout" svg:x1="14.471cm" svg:y1="17.6cm" svg:x2="13.371cm" svg:y2="18.9cm">
              <text:p/>
            </draw:line>
          </draw:g>
          <draw:g>
            <draw:line draw:style-name="gr45" draw:text-style-name="P6" draw:layer="layout" svg:x1="13.214cm" svg:y1="18.441cm" svg:x2="13.752cm" svg:y2="18.9cm">
              <text:p/>
            </draw:line>
            <draw:line draw:style-name="gr45" draw:text-style-name="P6" draw:layer="layout" svg:x1="14.786cm" svg:y1="17.6cm" svg:x2="13.686cm" svg:y2="18.9cm">
              <text:p/>
            </draw:line>
          </draw:g>
          <draw:g>
            <draw:line draw:style-name="gr45" draw:text-style-name="P6" draw:layer="layout" svg:x1="13.529cm" svg:y1="18.441cm" svg:x2="14.067cm" svg:y2="18.9cm">
              <text:p/>
            </draw:line>
            <draw:line draw:style-name="gr45" draw:text-style-name="P6" draw:layer="layout" svg:x1="15.1cm" svg:y1="17.6cm" svg:x2="14cm" svg:y2="18.9cm">
              <text:p/>
            </draw:line>
          </draw:g>
        </draw:g>
        <draw:custom-shape draw:style-name="gr37" draw:text-style-name="P30" draw:layer="layout" svg:width="10.8cm" svg:height="2cm" svg:x="8.6cm" svg:y="4.5cm">
          <text:p text:style-name="P29"><text:span text:style-name="T8">Números especiales </text:span></text:p>
          <text:p text:style-name="P29"><text:span text:style-name="T8">en la matemática</text:span></text:p>
          <draw:enhanced-geometry svg:viewBox="0 0 21600 21600" draw:type="rectangle" draw:enhanced-path="M 0 0 L 21600 0 21600 21600 0 21600 0 0 Z N"/>
        </draw:custom-shape>
        <draw:g>
          <office:event-listeners>
            <presentation:event-listener script:event-name="dom:click" presentation:action="first-page"/>
          </office:event-listeners>
          <draw:custom-shape draw:style-name="gr30" draw:text-style-name="P8" draw:layer="layout" svg:width="1.97cm" svg:height="2cm" svg:x="18cm" svg:y="2.1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1.76cm" svg:height="0.4cm" svg:x="18.201cm" svg:y="3.54cm">
            <text:p text:style-name="P1"><text:span text:style-name="T2">Atrás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5" draw:layer="layout" svg:width="1.52cm" svg:height="0.965cm" svg:x="18.201cm" svg:y="2.394cm">
            <text:p/>
            <draw:enhanced-geometry svg:viewBox="0 0 21600 21600" draw:text-areas="?f7 ?f0 21600 ?f2" draw:type="left-arrow" draw:modifiers="8113.57833655706 4949.1773308958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28" draw:layer="layout" svg:width="13.968cm" svg:height="10.476cm" svg:x="3.81cm" svg:y="2.123cm" draw:page-number="6" presentation:class="page"/>
          <draw:frame presentation:style-name="pr1" draw:text-style-name="P3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12cm" svg:height="18cm" svg:x="8cm" svg:y="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8cm" svg:height="2cm" svg:x="10cm" svg:y="2.05cm">
          <text:p text:style-name="P2"><text:span text:style-name="T1">Buscar cuestionario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1.55cm" svg:height="15.65cm" svg:x="8.2cm" svg:y="4.2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5" draw:layer="layout" svg:width="1.9cm" svg:height="1.9cm" svg:x="8.1cm" svg:y="2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608cm" svg:height="0.608cm" svg:x="8.518cm" svg:y="2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6" draw:layer="layout" svg:x1="9.05cm" svg:y1="2.962cm" svg:x2="9.506cm" svg:y2="3.418cm">
            <text:p/>
          </draw:line>
          <draw:custom-shape draw:style-name="gr7" draw:text-style-name="P7" draw:layer="layout" svg:width="1.671cm" svg:height="0.38cm" svg:x="8.215cm" svg:y="3.418cm">
            <text:p text:style-name="P1"><text:span text:style-name="T2">Busca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6" draw:text-style-name="P38" draw:layer="layout" svg:width="10.8cm" svg:height="1cm" svg:x="8.6cm" svg:y="7cm">
            <text:p text:style-name="P11"><text:span text:style-name="T9">Pregunta 1: ¿Cuanto vale el número </text:span><text:span text:style-name="T10">∏</text:span><text:span text:style-name="T9">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32" draw:layer="layout" svg:width="1cm" svg:height="1cm" svg:x="18.4cm" svg:y="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33" draw:layer="layout" svg:width="0.6cm" svg:height="0.6cm" draw:transform="rotate (1.5707963267949) translate (18.6cm 7.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42" draw:text-style-name="P34" draw:layer="layout" svg:width="10.8cm" svg:height="0.6cm" svg:x="8.6cm" svg:y="10.25cm">
          <text:p text:style-name="P21"><text:span text:style-name="T11">○</text:span><text:span text:style-name="T11">3.1416</text:span></text:p>
          <draw:enhanced-geometry svg:viewBox="0 0 21600 21600" draw:type="rectangle" draw:enhanced-path="M 0 0 L 21600 0 21600 21600 0 21600 0 0 Z N"/>
        </draw:custom-shape>
        <draw:custom-shape draw:style-name="gr42" draw:text-style-name="P34" draw:layer="layout" svg:width="10.8cm" svg:height="0.6cm" svg:x="8.6cm" svg:y="10.85cm">
          <text:p text:style-name="P21"><text:span text:style-name="T11">○</text:span><text:span text:style-name="T11">2.7183</text:span></text:p>
          <draw:enhanced-geometry svg:viewBox="0 0 21600 21600" draw:type="rectangle" draw:enhanced-path="M 0 0 L 21600 0 21600 21600 0 21600 0 0 Z N"/>
        </draw:custom-shape>
        <draw:custom-shape draw:style-name="gr42" draw:text-style-name="P34" draw:layer="layout" svg:width="10.8cm" svg:height="0.6cm" svg:x="8.6cm" svg:y="11.45cm">
          <office:event-listeners>
            <presentation:event-listener script:event-name="dom:click" presentation:action="next-page"/>
          </office:event-listeners>
          <text:p text:style-name="P21"><text:span text:style-name="T11">○</text:span><text:span text:style-name="T11">1.6180</text:span></text:p>
          <draw:enhanced-geometry svg:viewBox="0 0 21600 21600" draw:type="rectangle" draw:enhanced-path="M 0 0 L 21600 0 21600 21600 0 21600 0 0 Z N"/>
        </draw:custom-shape>
        <draw:custom-shape draw:style-name="gr42" draw:text-style-name="P34" draw:layer="layout" svg:width="10.8cm" svg:height="0.6cm" svg:x="8.6cm" svg:y="12.05cm">
          <text:p text:style-name="P21"><text:span text:style-name="T11">○</text:span><text:span text:style-name="T11">1.4142</text:span></text:p>
          <draw:enhanced-geometry svg:viewBox="0 0 21600 21600" draw:type="rectangle" draw:enhanced-path="M 0 0 L 21600 0 21600 21600 0 21600 0 0 Z N"/>
        </draw:custom-shape>
        <draw:g>
          <draw:custom-shape draw:style-name="gr46" draw:text-style-name="P38" draw:layer="layout" svg:width="10.8cm" svg:height="1cm" svg:x="8.6cm" svg:y="8.1cm">
            <text:p text:style-name="P11"><text:span text:style-name="T9">Pregunta 2: ¿Cuanto vale el número e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32" draw:layer="layout" svg:width="1cm" svg:height="1cm" svg:x="18.4cm" svg:y="8.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33" draw:layer="layout" svg:width="0.6cm" svg:height="0.6cm" draw:transform="rotate (1.5707963267949) translate (18.6cm 8.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39" draw:text-style-name="P31" draw:layer="layout" svg:width="10.8cm" svg:height="1cm" svg:x="8.605cm" svg:y="9.2cm">
            <text:p text:style-name="P11"><text:span text:style-name="T9">Pregunta 3: ¿Cuanto vale el número </text:span><text:span text:style-name="T10">φ</text:span><text:span text:style-name="T9">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32" draw:layer="layout" svg:width="1cm" svg:height="1cm" svg:x="18.405cm" svg:y="9.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33" draw:layer="layout" svg:width="0.6cm" svg:height="0.6cm" draw:transform="rotate (-3.14159265358979) translate (19.205cm 10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43" draw:text-style-name="P35" draw:layer="layout" svg:width="10.8cm" svg:height="2.2cm" svg:x="8.6cm" svg:y="17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37" draw:layer="layout" svg:width="2.992cm" svg:height="0.68cm" svg:x="12.401cm" svg:y="18.9cm">
            <text:p text:style-name="P36"><text:span text:style-name="T2">Verific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45" draw:text-style-name="P6" draw:layer="layout" svg:x1="12.9cm" svg:y1="18.441cm" svg:x2="13.438cm" svg:y2="18.9cm">
              <text:p/>
            </draw:line>
            <draw:line draw:style-name="gr45" draw:text-style-name="P6" draw:layer="layout" svg:x1="14.471cm" svg:y1="17.6cm" svg:x2="13.371cm" svg:y2="18.9cm">
              <text:p/>
            </draw:line>
          </draw:g>
          <draw:g>
            <draw:line draw:style-name="gr45" draw:text-style-name="P6" draw:layer="layout" svg:x1="13.214cm" svg:y1="18.441cm" svg:x2="13.752cm" svg:y2="18.9cm">
              <text:p/>
            </draw:line>
            <draw:line draw:style-name="gr45" draw:text-style-name="P6" draw:layer="layout" svg:x1="14.786cm" svg:y1="17.6cm" svg:x2="13.686cm" svg:y2="18.9cm">
              <text:p/>
            </draw:line>
          </draw:g>
          <draw:g>
            <draw:line draw:style-name="gr45" draw:text-style-name="P6" draw:layer="layout" svg:x1="13.529cm" svg:y1="18.441cm" svg:x2="14.067cm" svg:y2="18.9cm">
              <text:p/>
            </draw:line>
            <draw:line draw:style-name="gr45" draw:text-style-name="P6" draw:layer="layout" svg:x1="15.1cm" svg:y1="17.6cm" svg:x2="14cm" svg:y2="18.9cm">
              <text:p/>
            </draw:line>
          </draw:g>
        </draw:g>
        <draw:custom-shape draw:style-name="gr37" draw:text-style-name="P30" draw:layer="layout" svg:width="10.8cm" svg:height="2cm" svg:x="8.6cm" svg:y="4.5cm">
          <text:p text:style-name="P29"><text:span text:style-name="T8">Números especiales </text:span></text:p>
          <text:p text:style-name="P29"><text:span text:style-name="T8">en la matemática</text:span></text:p>
          <draw:enhanced-geometry svg:viewBox="0 0 21600 21600" draw:type="rectangle" draw:enhanced-path="M 0 0 L 21600 0 21600 21600 0 21600 0 0 Z N"/>
        </draw:custom-shape>
        <draw:g>
          <office:event-listeners>
            <presentation:event-listener script:event-name="dom:click" presentation:action="first-page"/>
          </office:event-listeners>
          <draw:custom-shape draw:style-name="gr30" draw:text-style-name="P8" draw:layer="layout" svg:width="1.97cm" svg:height="2cm" svg:x="18cm" svg:y="2.1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1.76cm" svg:height="0.4cm" svg:x="18.201cm" svg:y="3.54cm">
            <text:p text:style-name="P1"><text:span text:style-name="T2">Atrás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5" draw:layer="layout" svg:width="1.52cm" svg:height="0.965cm" svg:x="18.201cm" svg:y="2.394cm">
            <text:p/>
            <draw:enhanced-geometry svg:viewBox="0 0 21600 21600" draw:text-areas="?f7 ?f0 21600 ?f2" draw:type="left-arrow" draw:modifiers="8113.57833655706 4949.1773308958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28" draw:layer="layout" svg:width="13.968cm" svg:height="10.476cm" svg:x="3.81cm" svg:y="2.123cm" draw:page-number="7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12cm" svg:height="18cm" svg:x="8cm" svg:y="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8cm" svg:height="2cm" svg:x="10cm" svg:y="2.05cm">
          <text:p text:style-name="P2"><text:span text:style-name="T1">Buscar cuestionario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1.55cm" svg:height="15.65cm" svg:x="8.2cm" svg:y="4.2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5" draw:layer="layout" svg:width="1.9cm" svg:height="1.9cm" svg:x="8.1cm" svg:y="2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608cm" svg:height="0.608cm" svg:x="8.518cm" svg:y="2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6" draw:layer="layout" svg:x1="9.05cm" svg:y1="2.962cm" svg:x2="9.506cm" svg:y2="3.418cm">
            <text:p/>
          </draw:line>
          <draw:custom-shape draw:style-name="gr7" draw:text-style-name="P7" draw:layer="layout" svg:width="1.671cm" svg:height="0.38cm" svg:x="8.215cm" svg:y="3.418cm">
            <text:p text:style-name="P1"><text:span text:style-name="T2">Busca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6" draw:text-style-name="P38" draw:layer="layout" svg:width="10.8cm" svg:height="1cm" svg:x="8.6cm" svg:y="7cm">
            <text:p text:style-name="P11"><text:span text:style-name="T9">Pregunta 1: ¿Cuanto vale el número </text:span><text:span text:style-name="T10">∏</text:span><text:span text:style-name="T9">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32" draw:layer="layout" svg:width="1cm" svg:height="1cm" svg:x="18.4cm" svg:y="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33" draw:layer="layout" svg:width="0.6cm" svg:height="0.6cm" draw:transform="rotate (1.5707963267949) translate (18.6cm 7.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office:event-listeners>
            <presentation:event-listener script:event-name="dom:click" presentation:action="next-page"/>
          </office:event-listeners>
          <draw:custom-shape draw:style-name="gr47" draw:text-style-name="P16" draw:layer="layout" svg:width="10.8cm" svg:height="2.6cm" svg:x="8.6cm" svg:y="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40" draw:layer="layout" svg:width="3.393cm" svg:height="0.817cm" svg:x="12.3cm" svg:y="18.763cm">
            <text:p text:style-name="P36"><text:span text:style-name="T2">Verific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45" draw:text-style-name="P6" draw:layer="layout" svg:x1="12.866cm" svg:y1="18.211cm" svg:x2="13.476cm" svg:y2="18.763cm">
              <text:p/>
            </draw:line>
            <draw:line draw:style-name="gr45" draw:text-style-name="P6" draw:layer="layout" svg:x1="14.647cm" svg:y1="17.2cm" svg:x2="13.4cm" svg:y2="18.763cm">
              <text:p/>
            </draw:line>
          </draw:g>
          <draw:g>
            <draw:line draw:style-name="gr45" draw:text-style-name="P6" draw:layer="layout" svg:x1="13.222cm" svg:y1="18.211cm" svg:x2="13.832cm" svg:y2="18.763cm">
              <text:p/>
            </draw:line>
            <draw:line draw:style-name="gr45" draw:text-style-name="P6" draw:layer="layout" svg:x1="15.004cm" svg:y1="17.2cm" svg:x2="13.757cm" svg:y2="18.763cm">
              <text:p/>
            </draw:line>
          </draw:g>
          <draw:g>
            <draw:line draw:style-name="gr45" draw:text-style-name="P6" draw:layer="layout" svg:x1="13.579cm" svg:y1="18.211cm" svg:x2="14.189cm" svg:y2="18.763cm">
              <text:p/>
            </draw:line>
            <draw:line draw:style-name="gr45" draw:text-style-name="P6" draw:layer="layout" svg:x1="15.36cm" svg:y1="17.2cm" svg:x2="14.113cm" svg:y2="18.763cm">
              <text:p/>
            </draw:line>
          </draw:g>
        </draw:g>
        <draw:g>
          <draw:custom-shape draw:style-name="gr46" draw:text-style-name="P38" draw:layer="layout" svg:width="10.8cm" svg:height="1cm" svg:x="8.6cm" svg:y="8.1cm">
            <text:p text:style-name="P11"><text:span text:style-name="T9">Pregunta 2: ¿Cuanto vale el número e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32" draw:layer="layout" svg:width="1cm" svg:height="1cm" svg:x="18.4cm" svg:y="8.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33" draw:layer="layout" svg:width="0.6cm" svg:height="0.6cm" draw:transform="rotate (1.5707963267949) translate (18.6cm 8.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46" draw:text-style-name="P38" draw:layer="layout" svg:width="10.8cm" svg:height="1cm" svg:x="8.605cm" svg:y="9.2cm">
            <text:p text:style-name="P11"><text:span text:style-name="T9">Pregunta 3: ¿Cuanto vale el número </text:span><text:span text:style-name="T10">φ</text:span><text:span text:style-name="T9">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32" draw:layer="layout" svg:width="1cm" svg:height="1cm" svg:x="18.405cm" svg:y="9.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33" draw:layer="layout" svg:width="0.6cm" svg:height="0.6cm" draw:transform="rotate (1.5707963267949) translate (18.605cm 10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7" draw:text-style-name="P30" draw:layer="layout" svg:width="10.8cm" svg:height="2cm" svg:x="8.6cm" svg:y="4.5cm">
          <text:p text:style-name="P29"><text:span text:style-name="T8">Números especiales </text:span></text:p>
          <text:p text:style-name="P29"><text:span text:style-name="T8">en la matemática</text:span></text:p>
          <draw:enhanced-geometry svg:viewBox="0 0 21600 21600" draw:type="rectangle" draw:enhanced-path="M 0 0 L 21600 0 21600 21600 0 21600 0 0 Z N"/>
        </draw:custom-shape>
        <draw:g>
          <office:event-listeners>
            <presentation:event-listener script:event-name="dom:click" presentation:action="first-page"/>
          </office:event-listeners>
          <draw:custom-shape draw:style-name="gr30" draw:text-style-name="P8" draw:layer="layout" svg:width="1.97cm" svg:height="2cm" svg:x="18cm" svg:y="2.1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1.76cm" svg:height="0.4cm" svg:x="18.201cm" svg:y="3.54cm">
            <text:p text:style-name="P1"><text:span text:style-name="T2">Atrás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5" draw:layer="layout" svg:width="1.52cm" svg:height="0.965cm" svg:x="18.201cm" svg:y="2.394cm">
            <text:p/>
            <draw:enhanced-geometry svg:viewBox="0 0 21600 21600" draw:text-areas="?f7 ?f0 21600 ?f2" draw:type="left-arrow" draw:modifiers="8113.57833655706 4949.1773308958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28" draw:layer="layout" svg:width="13.968cm" svg:height="10.476cm" svg:x="3.81cm" svg:y="2.123cm" draw:page-number="8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12cm" svg:height="18cm" svg:x="8cm" svg:y="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8cm" svg:height="2cm" svg:x="10cm" svg:y="2.05cm">
          <text:p text:style-name="P2"><text:span text:style-name="T1">Buscar cuestionario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1.55cm" svg:height="15.65cm" svg:x="8.2cm" svg:y="4.2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5" draw:layer="layout" svg:width="1.9cm" svg:height="1.9cm" svg:x="8.1cm" svg:y="2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608cm" svg:height="0.608cm" svg:x="8.518cm" svg:y="2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6" draw:layer="layout" svg:x1="9.05cm" svg:y1="2.962cm" svg:x2="9.506cm" svg:y2="3.418cm">
            <text:p/>
          </draw:line>
          <draw:custom-shape draw:style-name="gr7" draw:text-style-name="P7" draw:layer="layout" svg:width="1.671cm" svg:height="0.38cm" svg:x="8.215cm" svg:y="3.418cm">
            <text:p text:style-name="P1"><text:span text:style-name="T2">Busca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7" draw:text-style-name="P30" draw:layer="layout" svg:width="10.8cm" svg:height="2cm" svg:x="8.6cm" svg:y="4.5cm">
          <text:p text:style-name="P29"><text:span text:style-name="T8">Números especiales </text:span></text:p>
          <text:p text:style-name="P29"><text:span text:style-name="T8">en la matemática</text:span></text:p>
          <draw:enhanced-geometry svg:viewBox="0 0 21600 21600" draw:type="rectangle" draw:enhanced-path="M 0 0 L 21600 0 21600 21600 0 21600 0 0 Z N"/>
        </draw:custom-shape>
        <draw:g>
          <draw:custom-shape draw:style-name="gr49" draw:text-style-name="P42" draw:layer="layout" svg:width="10.8cm" svg:height="1cm" svg:x="8.6cm" svg:y="7cm">
            <text:p text:style-name="P41"><text:span text:style-name="T9">Pregunta 1: ¿Cuanto vale el número </text:span><text:span text:style-name="T10">∏</text:span><text:span text:style-name="T9">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32" draw:layer="layout" svg:width="1cm" svg:height="1cm" svg:x="18.4cm" svg:y="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33" draw:layer="layout" svg:width="0.6cm" svg:height="0.6cm" draw:transform="rotate (1.5707963267949) translate (18.6cm 7.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49" draw:text-style-name="P43" draw:layer="layout" svg:width="10.8cm" svg:height="1cm" svg:x="8.6cm" svg:y="8.1cm">
            <text:p text:style-name="P11"><text:span text:style-name="T9">Pregunta 2: ¿Cuanto vale el número e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32" draw:layer="layout" svg:width="1cm" svg:height="1cm" svg:x="18.4cm" svg:y="8.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33" draw:layer="layout" svg:width="0.6cm" svg:height="0.6cm" draw:transform="rotate (1.5707963267949) translate (18.6cm 8.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49" draw:text-style-name="P43" draw:layer="layout" svg:width="10.8cm" svg:height="1cm" svg:x="8.605cm" svg:y="9.2cm">
            <text:p text:style-name="P11"><text:span text:style-name="T9">Pregunta 3: ¿Cuanto vale el número </text:span><text:span text:style-name="T10">φ</text:span><text:span text:style-name="T9">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32" draw:layer="layout" svg:width="1cm" svg:height="1cm" svg:x="18.405cm" svg:y="9.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33" draw:layer="layout" svg:width="0.6cm" svg:height="0.6cm" draw:transform="rotate (1.5707963267949) translate (18.605cm 10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50" draw:text-style-name="P16" draw:layer="layout" svg:width="3.375cm" svg:height="3.4cm" svg:x="12.325cm" svg:y="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44" draw:layer="layout" svg:width="2.97cm" svg:height="0.68cm" svg:x="12.525cm" svg:y="18.6cm">
            <text:p text:style-name="P1"><text:span text:style-name="T2">Repeti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16" draw:layer="layout" svg:width="1.8cm" svg:height="1.8cm" draw:transform="rotate (-0.785398163397449) translate (13.95cm 16.027cm)">
            <text:p/>
            <draw:enhanced-geometry svg:viewBox="0 0 21600 21600" draw:mirror-horizontal="false" draw:mirror-vertical="false" draw:text-areas="0 0 21600 21600" draw:type="circular-arrow" draw:modifiers="66.1851335090637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>
          <office:event-listeners>
            <presentation:event-listener script:event-name="dom:click" presentation:action="next-page"/>
          </office:event-listeners>
          <draw:custom-shape draw:style-name="gr53" draw:text-style-name="P16" draw:layer="layout" svg:width="3.4cm" svg:height="3.4cm" svg:x="16cm" svg:y="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44" draw:layer="layout" svg:width="2.992cm" svg:height="0.68cm" svg:x="16.201cm" svg:y="18.6cm">
            <text:p text:style-name="P1"><text:span text:style-name="T2">Report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16" draw:layer="layout" svg:width="2cm" svg:height="1.2cm" draw:transform="rotate (-1.5707963267949) translate (17.599cm 17.201cm)">
            <text:p/>
            <draw:enhanced-geometry draw:glue-point-type="segments" draw:type="mso-spt100" draw:modifiers="-90 90.0838065411777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56" draw:text-style-name="P16" draw:layer="layout" svg:width="0.8cm" svg:height="0.8cm" svg:x="16.599cm" svg:y="1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6" draw:layer="layout" svg:width="1cm" svg:height="1.4cm" svg:x="18cm" svg:y="1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8" draw:text-style-name="P16" draw:layer="layout" svg:width="0.296cm" svg:height="0.296cm" draw:transform="rotate (-0.523598775598299) translate (18.856cm 16.61cm)">
              <text:p/>
              <draw:enhanced-geometry svg:viewBox="0 0 21600 21600" draw:type="rectangle" draw:enhanced-path="M 0 0 L 21600 0 21600 21600 0 21600 0 0 Z N"/>
            </draw:custom-shape>
            <draw:custom-shape draw:style-name="gr59" draw:text-style-name="P16" draw:layer="layout" svg:width="0.296cm" svg:height="0.741cm" draw:transform="rotate (-0.523598775598299) translate (18.708cm 16.866cm)">
              <text:p/>
              <draw:enhanced-geometry svg:viewBox="0 0 21600 21600" draw:type="rectangle" draw:enhanced-path="M 0 0 L 21600 0 21600 21600 0 21600 0 0 Z N"/>
            </draw:custom-shape>
            <draw:custom-shape draw:style-name="gr58" draw:text-style-name="P16" draw:layer="layout" svg:width="0.296cm" svg:height="0.296cm" draw:transform="rotate (0.523598775598299) translate (18.19cm 17.657cm)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custom-shape draw:style-name="gr50" draw:text-style-name="P16" draw:layer="layout" svg:width="3.375cm" svg:height="3.4cm" svg:x="8.6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46" draw:layer="layout" svg:width="3cm" svg:height="1.2cm" svg:x="8.8cm" svg:y="16.2cm">
          <text:p text:style-name="P45"><text:span text:style-name="T12">100%</text:span></text:p>
          <draw:enhanced-geometry svg:viewBox="0 0 21600 21600" draw:type="rectangle" draw:enhanced-path="M 0 0 L 21600 0 21600 21600 0 21600 0 0 Z N"/>
        </draw:custom-shape>
        <draw:custom-shape draw:style-name="gr61" draw:text-style-name="P48" draw:layer="layout" svg:width="1.8cm" svg:height="1.2cm" svg:x="8.8cm" svg:y="17.7cm">
          <text:p text:style-name="P47"><text:span text:style-name="T12">3/3 </text:span></text:p>
          <draw:enhanced-geometry svg:viewBox="0 0 21600 21600" draw:type="rectangle" draw:enhanced-path="M 0 0 L 21600 0 21600 21600 0 21600 0 0 Z N"/>
        </draw:custom-shape>
        <draw:g>
          <draw:line draw:style-name="gr45" draw:text-style-name="P6" draw:layer="layout" svg:x1="10.7cm" svg:y1="18.318cm" svg:x2="10.974cm" svg:y2="18.6cm">
            <text:p/>
          </draw:line>
          <draw:line draw:style-name="gr45" draw:text-style-name="P6" draw:layer="layout" svg:x1="11.5cm" svg:y1="17.8cm" svg:x2="10.94cm" svg:y2="18.6cm">
            <text:p/>
          </draw:line>
        </draw:g>
        <draw:g>
          <office:event-listeners>
            <presentation:event-listener script:event-name="dom:click" presentation:action="first-page"/>
          </office:event-listeners>
          <draw:custom-shape draw:style-name="gr30" draw:text-style-name="P8" draw:layer="layout" svg:width="1.97cm" svg:height="2cm" svg:x="18cm" svg:y="2.1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1.76cm" svg:height="0.4cm" svg:x="18.201cm" svg:y="3.54cm">
            <text:p text:style-name="P1"><text:span text:style-name="T2">Atrás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5" draw:layer="layout" svg:width="1.52cm" svg:height="0.965cm" svg:x="18.201cm" svg:y="2.394cm">
            <text:p/>
            <draw:enhanced-geometry svg:viewBox="0 0 21600 21600" draw:text-areas="?f7 ?f0 21600 ?f2" draw:type="left-arrow" draw:modifiers="8113.57833655706 4949.1773308958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62" draw:text-style-name="P19" draw:layer="layout" svg:width="3.375cm" svg:height="3.4cm" svg:x="12.325cm" svg:y="16cm">
          <office:event-listeners>
            <presentation:event-listener script:event-name="dom:click" presentation:action="show" xlink:href="#page5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8" draw:layer="layout" svg:width="13.968cm" svg:height="10.476cm" svg:x="3.81cm" svg:y="2.123cm" draw:page-number="9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12cm" svg:height="18cm" svg:x="8cm" svg:y="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8cm" svg:height="2cm" svg:x="10cm" svg:y="2.05cm">
          <text:p text:style-name="P2"><text:span text:style-name="T1">Buscar cuestionario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1.55cm" svg:height="15.65cm" svg:x="8.2cm" svg:y="4.2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5" draw:layer="layout" svg:width="1.9cm" svg:height="1.9cm" svg:x="8.1cm" svg:y="2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608cm" svg:height="0.608cm" svg:x="8.518cm" svg:y="2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6" draw:layer="layout" svg:x1="9.05cm" svg:y1="2.962cm" svg:x2="9.506cm" svg:y2="3.418cm">
            <text:p/>
          </draw:line>
          <draw:custom-shape draw:style-name="gr7" draw:text-style-name="P7" draw:layer="layout" svg:width="1.671cm" svg:height="0.38cm" svg:x="8.215cm" svg:y="3.418cm">
            <text:p text:style-name="P1"><text:span text:style-name="T2">Busca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3" draw:text-style-name="P49" draw:layer="layout" svg:width="10.8cm" svg:height="2cm" svg:x="8.6cm" svg:y="7cm">
            <text:p text:style-name="P11"><text:span text:style-name="T3">Correo*</text:span></text:p>
            <draw:enhanced-geometry svg:viewBox="0 0 21600 21600" draw:type="rectangle" draw:enhanced-path="M 0 0 L 21600 0 21600 21600 0 21600 0 0 Z N"/>
          </draw:custom-shape>
          <draw:g>
            <draw:custom-shape draw:style-name="gr64" draw:text-style-name="P50" draw:layer="layout" svg:width="1.4cm" svg:height="0.79cm" svg:x="9cm" svg:y="7.4cm">
              <text:p/>
              <draw:enhanced-geometry svg:viewBox="0 0 21600 21600" draw:type="rectangle" draw:enhanced-path="M 0 0 L 21600 0 21600 21600 0 21600 0 0 Z N"/>
            </draw:custom-shape>
            <draw:line draw:style-name="gr65" draw:text-style-name="P50" draw:layer="layout" svg:x1="9cm" svg:y1="7.4cm" svg:x2="9.7cm" svg:y2="7.8cm">
              <text:p/>
            </draw:line>
            <draw:line draw:style-name="gr65" draw:text-style-name="P50" draw:layer="layout" svg:x1="9.7cm" svg:y1="7.8cm" svg:x2="10.4cm" svg:y2="7.4cm">
              <text:p/>
            </draw:line>
            <draw:custom-shape draw:style-name="gr66" draw:text-style-name="P51" draw:layer="layout" svg:width="0.1cm" svg:height="0.1cm" svg:x="9.65cm" svg:y="7.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67" draw:text-style-name="P53" draw:layer="layout" svg:width="8.4cm" svg:height="1.6cm" svg:x="10.8cm" svg:y="7.2cm">
            <office:event-listeners>
              <presentation:event-listener script:event-name="dom:click" presentation:action="show" xlink:href="#page11" xlink:type="simple" xlink:show="embed" xlink:actuate="onRequest"/>
            </office:event-listeners>
            <text:p text:style-name="P52"><text:span text:style-name="T1">Correo (obligatorio)</text:span></text:p>
            <draw:enhanced-geometry svg:viewBox="0 0 21600 21600" draw:type="rectangle" draw:enhanced-path="M 0 0 L 21600 0 21600 21600 0 21600 0 0 Z N"/>
          </draw:custom-shape>
        </draw:g>
        <draw:custom-shape draw:style-name="gr68" draw:text-style-name="P54" draw:layer="layout" svg:width="10.95cm" svg:height="1.2cm" svg:x="8.45cm" svg:y="4.4cm">
          <text:p text:style-name="P29"><text:span text:style-name="T13">Reportar Cuestionario</text:span></text:p>
          <draw:enhanced-geometry svg:viewBox="0 0 21600 21600" draw:type="rectangle" draw:enhanced-path="M 0 0 L 21600 0 21600 21600 0 21600 0 0 Z N"/>
        </draw:custom-shape>
        <draw:custom-shape draw:style-name="gr69" draw:text-style-name="P55" draw:layer="layout" svg:width="10.8cm" svg:height="1.4cm" svg:x="8.6cm" svg:y="5.4cm">
          <text:p text:style-name="P5"><text:span text:style-name="T14">Números especiales </text:span></text:p>
          <text:p text:style-name="P5"><text:span text:style-name="T14">en la matemática</text:span></text:p>
          <draw:enhanced-geometry svg:viewBox="0 0 21600 21600" draw:type="rectangle" draw:enhanced-path="M 0 0 L 21600 0 21600 21600 0 21600 0 0 Z N"/>
        </draw:custom-shape>
        <draw:custom-shape draw:style-name="gr70" draw:text-style-name="P55" draw:layer="layout" svg:width="10.8cm" svg:height="7.6cm" svg:x="8.6cm" svg:y="9.2cm">
          <text:p text:style-name="P5"><text:span text:style-name="T14">¿Que se podría mejorar de este cuestionario?*</text:span></text:p>
          <draw:enhanced-geometry svg:viewBox="0 0 21600 21600" draw:type="rectangle" draw:enhanced-path="M 0 0 L 21600 0 21600 21600 0 21600 0 0 Z N"/>
        </draw:custom-shape>
        <draw:g>
          <draw:custom-shape draw:style-name="gr71" draw:text-style-name="P56" draw:layer="layout" svg:width="10.8cm" svg:height="2.6cm" svg:x="8.6cm" svg:y="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57" draw:layer="layout" svg:width="2.992cm" svg:height="0.68cm" svg:x="12.501cm" svg:y="18.9cm">
            <text:p text:style-name="P1"><text:span text:style-name="T14">Enviar Repor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73" draw:text-style-name="P58" draw:layer="layout" svg:width="1cm" svg:height="1.4cm" svg:x="14.3cm" svg:y="17.2cm">
              <text:p/>
              <draw:enhanced-geometry svg:viewBox="0 0 21600 21600" draw:type="rectangle" draw:enhanced-path="M 0 0 L 21600 0 21600 21600 0 21600 0 0 Z N"/>
            </draw:custom-shape>
            <draw:line draw:style-name="gr74" draw:text-style-name="P50" draw:layer="layout" svg:x1="14.512cm" svg:y1="17.51cm" svg:x2="15.112cm" svg:y2="17.51cm">
              <text:p/>
            </draw:line>
            <draw:line draw:style-name="gr74" draw:text-style-name="P50" draw:layer="layout" svg:x1="14.512cm" svg:y1="17.81cm" svg:x2="15.112cm" svg:y2="17.81cm">
              <text:p/>
            </draw:line>
            <draw:line draw:style-name="gr74" draw:text-style-name="P50" draw:layer="layout" svg:x1="14.512cm" svg:y1="18.11cm" svg:x2="15.112cm" svg:y2="18.11cm">
              <text:p/>
            </draw:line>
          </draw:g>
          <draw:g>
            <draw:custom-shape draw:style-name="gr75" draw:text-style-name="P58" draw:layer="layout" svg:width="1.4cm" svg:height="0.79cm" svg:x="12.7cm" svg:y="18cm">
              <text:p/>
              <draw:enhanced-geometry svg:viewBox="0 0 21600 21600" draw:type="rectangle" draw:enhanced-path="M 0 0 L 21600 0 21600 21600 0 21600 0 0 Z N"/>
            </draw:custom-shape>
            <draw:line draw:style-name="gr76" draw:text-style-name="P58" draw:layer="layout" svg:x1="12.7cm" svg:y1="18cm" svg:x2="13.4cm" svg:y2="18.4cm">
              <text:p/>
            </draw:line>
            <draw:line draw:style-name="gr76" draw:text-style-name="P58" draw:layer="layout" svg:x1="13.4cm" svg:y1="18.4cm" svg:x2="14.1cm" svg:y2="18cm">
              <text:p/>
            </draw:line>
            <draw:custom-shape draw:style-name="gr66" draw:text-style-name="P51" draw:layer="layout" svg:width="0.1cm" svg:height="0.1cm" svg:x="13.35cm" svg:y="18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77" draw:text-style-name="P60" draw:layer="layout" svg:width="10.4cm" svg:height="6.6cm" svg:x="8.8cm" svg:y="10cm">
          <office:event-listeners>
            <presentation:event-listener script:event-name="dom:click" presentation:action="next-page"/>
          </office:event-listeners>
          <text:p text:style-name="P59"><text:span text:style-name="T1">Mejoras (obligatorio)</text:span></text:p>
          <draw:enhanced-geometry svg:viewBox="0 0 21600 21600" draw:type="rectangle" draw:enhanced-path="M 0 0 L 21600 0 21600 21600 0 21600 0 0 Z N"/>
        </draw:custom-shape>
        <draw:g>
          <office:event-listeners>
            <presentation:event-listener script:event-name="dom:click" presentation:action="first-page"/>
          </office:event-listeners>
          <draw:custom-shape draw:style-name="gr30" draw:text-style-name="P8" draw:layer="layout" svg:width="1.97cm" svg:height="2cm" svg:x="18cm" svg:y="2.1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1.76cm" svg:height="0.4cm" svg:x="18.201cm" svg:y="3.54cm">
            <text:p text:style-name="P1"><text:span text:style-name="T2">Atrás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5" draw:layer="layout" svg:width="1.52cm" svg:height="0.965cm" svg:x="18.201cm" svg:y="2.394cm">
            <text:p/>
            <draw:enhanced-geometry svg:viewBox="0 0 21600 21600" draw:text-areas="?f7 ?f0 21600 ?f2" draw:type="left-arrow" draw:modifiers="8113.57833655706 4949.1773308958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28" draw:layer="layout" svg:width="13.968cm" svg:height="10.476cm" svg:x="3.81cm" svg:y="2.123cm" draw:page-number="10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12cm" svg:height="18cm" svg:x="8cm" svg:y="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8cm" svg:height="2cm" svg:x="10cm" svg:y="2.05cm">
          <text:p text:style-name="P2"><text:span text:style-name="T1">Buscar cuestionario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1.55cm" svg:height="15.65cm" svg:x="8.2cm" svg:y="4.2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5" draw:layer="layout" svg:width="1.9cm" svg:height="1.9cm" svg:x="8.1cm" svg:y="2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608cm" svg:height="0.608cm" svg:x="8.518cm" svg:y="2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6" draw:layer="layout" svg:x1="9.05cm" svg:y1="2.962cm" svg:x2="9.506cm" svg:y2="3.418cm">
            <text:p/>
          </draw:line>
          <draw:custom-shape draw:style-name="gr7" draw:text-style-name="P7" draw:layer="layout" svg:width="1.671cm" svg:height="0.38cm" svg:x="8.215cm" svg:y="3.418cm">
            <text:p text:style-name="P1"><text:span text:style-name="T2">Busca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3" draw:text-style-name="P49" draw:layer="layout" svg:width="10.8cm" svg:height="2cm" svg:x="8.6cm" svg:y="7cm">
            <text:p text:style-name="P11"><text:span text:style-name="T3">Correo*</text:span></text:p>
            <draw:enhanced-geometry svg:viewBox="0 0 21600 21600" draw:type="rectangle" draw:enhanced-path="M 0 0 L 21600 0 21600 21600 0 21600 0 0 Z N"/>
          </draw:custom-shape>
          <draw:g>
            <draw:custom-shape draw:style-name="gr64" draw:text-style-name="P50" draw:layer="layout" svg:width="1.4cm" svg:height="0.79cm" svg:x="9cm" svg:y="7.4cm">
              <text:p/>
              <draw:enhanced-geometry svg:viewBox="0 0 21600 21600" draw:type="rectangle" draw:enhanced-path="M 0 0 L 21600 0 21600 21600 0 21600 0 0 Z N"/>
            </draw:custom-shape>
            <draw:line draw:style-name="gr65" draw:text-style-name="P50" draw:layer="layout" svg:x1="9cm" svg:y1="7.4cm" svg:x2="9.7cm" svg:y2="7.8cm">
              <text:p/>
            </draw:line>
            <draw:line draw:style-name="gr65" draw:text-style-name="P50" draw:layer="layout" svg:x1="9.7cm" svg:y1="7.8cm" svg:x2="10.4cm" svg:y2="7.4cm">
              <text:p/>
            </draw:line>
            <draw:custom-shape draw:style-name="gr66" draw:text-style-name="P51" draw:layer="layout" svg:width="0.1cm" svg:height="0.1cm" svg:x="9.65cm" svg:y="7.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67" draw:text-style-name="P61" draw:layer="layout" svg:width="8.4cm" svg:height="1.6cm" svg:x="10.8cm" svg:y="7.2cm">
            <text:p text:style-name="P52"><text:span text:style-name="T5">dnuketm@gmail.com</text:span></text:p>
            <draw:enhanced-geometry svg:viewBox="0 0 21600 21600" draw:type="rectangle" draw:enhanced-path="M 0 0 L 21600 0 21600 21600 0 21600 0 0 Z N"/>
          </draw:custom-shape>
        </draw:g>
        <draw:custom-shape draw:style-name="gr68" draw:text-style-name="P54" draw:layer="layout" svg:width="10.95cm" svg:height="1.2cm" svg:x="8.45cm" svg:y="4.4cm">
          <text:p text:style-name="P29"><text:span text:style-name="T13">Reportar Cuestionario</text:span></text:p>
          <draw:enhanced-geometry svg:viewBox="0 0 21600 21600" draw:type="rectangle" draw:enhanced-path="M 0 0 L 21600 0 21600 21600 0 21600 0 0 Z N"/>
        </draw:custom-shape>
        <draw:custom-shape draw:style-name="gr69" draw:text-style-name="P55" draw:layer="layout" svg:width="10.8cm" svg:height="1.4cm" svg:x="8.6cm" svg:y="5.4cm">
          <text:p text:style-name="P5"><text:span text:style-name="T14">Números especiales </text:span></text:p>
          <text:p text:style-name="P5"><text:span text:style-name="T14">en la matemática</text:span></text:p>
          <draw:enhanced-geometry svg:viewBox="0 0 21600 21600" draw:type="rectangle" draw:enhanced-path="M 0 0 L 21600 0 21600 21600 0 21600 0 0 Z N"/>
        </draw:custom-shape>
        <draw:custom-shape draw:style-name="gr70" draw:text-style-name="P55" draw:layer="layout" svg:width="10.8cm" svg:height="7.6cm" svg:x="8.6cm" svg:y="9.2cm">
          <text:p text:style-name="P5"><text:span text:style-name="T14">¿Que se podría mejorar de este cuestionario?*</text:span></text:p>
          <draw:enhanced-geometry svg:viewBox="0 0 21600 21600" draw:type="rectangle" draw:enhanced-path="M 0 0 L 21600 0 21600 21600 0 21600 0 0 Z N"/>
        </draw:custom-shape>
        <draw:g>
          <office:event-listeners>
            <presentation:event-listener script:event-name="dom:click" presentation:action="first-page"/>
          </office:event-listeners>
          <draw:custom-shape draw:style-name="gr78" draw:text-style-name="P16" draw:layer="layout" svg:width="10.8cm" svg:height="2.6cm" svg:x="8.6cm" svg:y="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62" draw:layer="layout" svg:width="2.992cm" svg:height="0.68cm" svg:x="12.501cm" svg:y="18.9cm">
            <text:p text:style-name="P1"><text:span text:style-name="T14">Enviar Repor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80" draw:text-style-name="P50" draw:layer="layout" svg:width="1cm" svg:height="1.4cm" svg:x="14.3cm" svg:y="17.2cm">
              <text:p/>
              <draw:enhanced-geometry svg:viewBox="0 0 21600 21600" draw:type="rectangle" draw:enhanced-path="M 0 0 L 21600 0 21600 21600 0 21600 0 0 Z N"/>
            </draw:custom-shape>
            <draw:line draw:style-name="gr74" draw:text-style-name="P50" draw:layer="layout" svg:x1="14.512cm" svg:y1="17.51cm" svg:x2="15.112cm" svg:y2="17.51cm">
              <text:p/>
            </draw:line>
            <draw:line draw:style-name="gr74" draw:text-style-name="P50" draw:layer="layout" svg:x1="14.512cm" svg:y1="17.81cm" svg:x2="15.112cm" svg:y2="17.81cm">
              <text:p/>
            </draw:line>
            <draw:line draw:style-name="gr74" draw:text-style-name="P50" draw:layer="layout" svg:x1="14.512cm" svg:y1="18.11cm" svg:x2="15.112cm" svg:y2="18.11cm">
              <text:p/>
            </draw:line>
          </draw:g>
          <draw:g>
            <draw:custom-shape draw:style-name="gr64" draw:text-style-name="P50" draw:layer="layout" svg:width="1.4cm" svg:height="0.79cm" svg:x="12.7cm" svg:y="18cm">
              <text:p/>
              <draw:enhanced-geometry svg:viewBox="0 0 21600 21600" draw:type="rectangle" draw:enhanced-path="M 0 0 L 21600 0 21600 21600 0 21600 0 0 Z N"/>
            </draw:custom-shape>
            <draw:line draw:style-name="gr65" draw:text-style-name="P50" draw:layer="layout" svg:x1="12.7cm" svg:y1="18cm" svg:x2="13.4cm" svg:y2="18.4cm">
              <text:p/>
            </draw:line>
            <draw:line draw:style-name="gr65" draw:text-style-name="P50" draw:layer="layout" svg:x1="13.4cm" svg:y1="18.4cm" svg:x2="14.1cm" svg:y2="18cm">
              <text:p/>
            </draw:line>
            <draw:custom-shape draw:style-name="gr66" draw:text-style-name="P51" draw:layer="layout" svg:width="0.1cm" svg:height="0.1cm" svg:x="13.35cm" svg:y="18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77" draw:text-style-name="P63" draw:layer="layout" svg:width="10.4cm" svg:height="6.6cm" svg:x="8.8cm" svg:y="10cm">
          <text:p text:style-name="P59"><text:span text:style-name="T5">Pienso que podrían añadirse mas</text:span></text:p>
          <text:p text:style-name="P59"><text:span text:style-name="T5">preguntas a la base de datos, y </text:span></text:p>
          <text:p text:style-name="P59"><text:span text:style-name="T5">que podrían ofrecerse muchas mas </text:span></text:p>
          <text:p text:style-name="P59"><text:span text:style-name="T5">preguntas al usuario.</text:span></text:p>
          <draw:enhanced-geometry svg:viewBox="0 0 21600 21600" draw:type="rectangle" draw:enhanced-path="M 0 0 L 21600 0 21600 21600 0 21600 0 0 Z N"/>
        </draw:custom-shape>
        <draw:g>
          <office:event-listeners>
            <presentation:event-listener script:event-name="dom:click" presentation:action="first-page"/>
          </office:event-listeners>
          <draw:custom-shape draw:style-name="gr30" draw:text-style-name="P8" draw:layer="layout" svg:width="1.97cm" svg:height="2cm" svg:x="18cm" svg:y="2.1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7" draw:layer="layout" svg:width="1.76cm" svg:height="0.4cm" svg:x="18.201cm" svg:y="3.54cm">
            <text:p text:style-name="P1"><text:span text:style-name="T2">Atrás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5" draw:layer="layout" svg:width="1.52cm" svg:height="0.965cm" svg:x="18.201cm" svg:y="2.394cm">
            <text:p/>
            <draw:enhanced-geometry svg:viewBox="0 0 21600 21600" draw:text-areas="?f7 ?f0 21600 ?f2" draw:type="left-arrow" draw:modifiers="8113.57833655706 4949.1773308958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28" draw:layer="layout" svg:width="13.968cm" svg:height="10.476cm" svg:x="3.81cm" svg:y="2.123cm" draw:page-number="11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SC DemiLight1" svg:font-family="'Noto Sans CJK SC Demi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8T11:54:22.326327528</meta:creation-date>
    <meta:editing-duration>PT6H33M14S</meta:editing-duration>
    <meta:editing-cycles>70</meta:editing-cycles>
    <meta:generator>LibreOffice/5.2.5.1$Windows_x86 LibreOffice_project/0312e1a284a7d50ca85a365c316c7abbf20a4d22</meta:generator>
    <dc:date>2017-03-21T12:42:38.535000000</dc:date>
    <meta:document-statistic meta:object-count="588"/>
  </office:meta>
</office:document-meta>
</file>